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StandardText">
      <style:text-properties style:font-name="Times New Roman1" fo:font-size="21pt" fo:font-weight="bold" style:font-size-asian="21pt" style:font-weight-asian="bold" style:font-size-complex="21pt" style:font-weight-complex="bold"/>
    </style:style>
    <style:style style:name="P2" style:family="paragraph" style:parent-style-name="StandardText">
      <style:text-properties style:font-name="Times New Roman1" fo:font-size="14pt" style:text-underline-style="solid" style:text-underline-width="auto" style:text-underline-color="font-color" style:font-size-asian="14pt" style:font-size-complex="14pt"/>
    </style:style>
    <style:style style:name="P3" style:family="paragraph" style:parent-style-name="StandardText">
      <style:text-properties style:font-name="Times New Roman1" fo:font-size="14pt" fo:font-weight="bold" style:font-size-asian="14pt" style:font-weight-asian="bold" style:font-size-complex="14pt" style:font-weight-complex="bold"/>
    </style:style>
    <style:style style:name="P4" style:family="paragraph" style:parent-style-name="StandardText">
      <style:text-properties style:font-name="Times New Roman1" fo:font-size="14pt" style:font-size-asian="14pt" style:font-size-complex="14pt"/>
    </style:style>
    <style:style style:name="P5" style:family="paragraph" style:parent-style-name="StandardText" style:list-style-name="L1">
      <style:text-properties style:font-name="Times New Roman1" fo:font-size="14pt" style:font-size-asian="14pt" style:font-size-complex="14pt"/>
    </style:style>
    <style:style style:name="P6" style:family="paragraph" style:parent-style-name="StandardText">
      <style:text-properties style:font-name="Times New Roman1" fo:font-size="14pt" officeooo:rsid="00214cb8" officeooo:paragraph-rsid="00214cb8" style:font-size-asian="14pt" style:font-size-complex="14pt"/>
    </style:style>
    <style:style style:name="P7" style:family="paragraph" style:parent-style-name="Heading_20_2">
      <style:text-properties style:font-name="Times New Roman1" fo:font-size="14pt" style:font-size-asian="14pt" style:font-size-complex="14pt"/>
    </style:style>
    <style:style style:name="P8" style:family="paragraph" style:parent-style-name="Text_20_body">
      <style:paragraph-properties fo:margin-top="0.15cm" fo:margin-bottom="0.15cm" style:contextual-spacing="false"/>
      <style:text-properties style:font-name="Times New Roman1" fo:font-size="14pt" style:font-size-asian="14pt" style:font-size-complex="14pt"/>
    </style:style>
    <style:style style:name="P9" style:family="paragraph" style:parent-style-name="Heading_20_3">
      <style:paragraph-properties fo:margin-top="0.15cm" fo:margin-bottom="0.15cm" style:contextual-spacing="false"/>
      <style:text-properties style:font-name="Times New Roman1"/>
    </style:style>
    <style:style style:name="P10" style:family="paragraph" style:parent-style-name="Preformatted_20_Text">
      <style:paragraph-properties fo:margin-left="0cm" fo:margin-right="0cm" fo:margin-top="0.15cm" fo:margin-bottom="0.15cm" style:contextual-spacing="false" fo:text-indent="0cm" style:auto-text-indent="false" style:writing-mode="lr-tb"/>
      <style:text-properties style:font-name="Times New Roman1" fo:font-size="14pt" style:font-size-asian="14pt" style:font-size-complex="14pt"/>
    </style:style>
    <style:style style:name="P11" style:family="paragraph" style:parent-style-name="Preformatted_20_Text">
      <style:paragraph-properties fo:margin-top="0.15cm" fo:margin-bottom="0.15cm" style:contextual-spacing="false" style:writing-mode="lr-tb"/>
      <style:text-properties style:font-name="Times New Roman1" fo:font-size="14pt" style:font-size-asian="14pt" style:font-size-complex="14pt"/>
    </style:style>
    <style:style style:name="P12" style:family="paragraph" style:parent-style-name="Preformatted_20_Text">
      <style:paragraph-properties fo:margin-top="0.15cm" fo:margin-bottom="0.15cm" style:contextual-spacing="false" style:writing-mode="lr-tb"/>
      <style:text-properties style:font-name="Times New Roman1" fo:font-size="14pt" officeooo:paragraph-rsid="00214cb8" style:font-size-asian="14pt" style:font-size-complex="14pt"/>
    </style:style>
    <style:style style:name="P13" style:family="paragraph" style:parent-style-name="StandardText" style:list-style-name="L2"/>
    <style:style style:name="P14" style:family="paragraph" style:parent-style-name="StandardText" style:list-style-name="L3">
      <style:text-properties style:font-name="Times New Roman1" fo:font-size="14pt" style:font-size-asian="14pt" style:font-size-complex="14pt"/>
    </style:style>
    <style:style style:name="P15" style:family="paragraph" style:parent-style-name="StandardText">
      <style:text-properties fo:font-size="14pt" officeooo:rsid="0030ba58" officeooo:paragraph-rsid="0030ba58" style:font-size-asian="14pt" style:font-size-complex="14pt"/>
    </style:style>
    <style:style style:name="P16" style:family="paragraph" style:parent-style-name="StandardText">
      <style:text-properties officeooo:paragraph-rsid="0030ba58"/>
    </style:style>
    <style:style style:name="P17" style:family="paragraph" style:parent-style-name="StandardText" style:list-style-name="L4"/>
    <style:style style:name="P18" style:family="paragraph" style:parent-style-name="StandardText" style:list-style-name="L4">
      <style:text-properties style:font-name="Times New Roman1" fo:font-size="14pt" officeooo:paragraph-rsid="0030ba58" style:font-size-asian="14pt" style:font-size-complex="14pt"/>
    </style:style>
    <style:style style:name="P19" style:family="paragraph" style:parent-style-name="StandardText" style:list-style-name="L4">
      <style:text-properties style:font-name="Times New Roman1" fo:font-size="14pt" style:font-size-asian="14pt" style:font-size-complex="14pt"/>
    </style:style>
    <style:style style:name="P20" style:family="paragraph" style:parent-style-name="StandardText" style:list-style-name="L5">
      <style:text-properties officeooo:paragraph-rsid="0030ba58"/>
    </style:style>
    <style:style style:name="P21" style:family="paragraph" style:parent-style-name="StandardText" style:list-style-name="L6">
      <style:text-properties officeooo:paragraph-rsid="0030ba58"/>
    </style:style>
    <style:style style:name="P22" style:family="paragraph" style:parent-style-name="StandardText" style:list-style-name="L7"/>
    <style:style style:name="P23" style:family="paragraph" style:parent-style-name="StandardText" style:list-style-name="L8"/>
    <style:style style:name="P24" style:family="paragraph" style:parent-style-name="StandardText">
      <style:text-properties style:font-name="Times New Roman1" fo:font-size="14pt" fo:font-weight="normal" style:font-size-asian="14pt" style:font-weight-asian="normal" style:font-size-complex="14pt" style:font-weight-complex="normal"/>
    </style:style>
    <style:style style:name="P25" style:family="paragraph" style:parent-style-name="StandardText" style:list-style-name="L9"/>
    <style:style style:name="P26" style:family="paragraph" style:parent-style-name="StandardText" style:list-style-name="L10"/>
    <style:style style:name="P27" style:family="paragraph" style:parent-style-name="StandardText" style:list-style-name="L11"/>
    <style:style style:name="P28" style:family="paragraph" style:parent-style-name="StandardText" style:list-style-name="L12"/>
    <style:style style:name="P29" style:family="paragraph" style:parent-style-name="StandardText" style:list-style-name="L13"/>
    <style:style style:name="P30" style:family="paragraph" style:parent-style-name="StandardText">
      <style:text-properties officeooo:paragraph-rsid="00279101"/>
    </style:style>
    <style:style style:name="P31" style:family="paragraph" style:parent-style-name="StandardText">
      <style:text-properties officeooo:paragraph-rsid="00279101"/>
    </style:style>
    <style:style style:name="P32" style:family="paragraph" style:parent-style-name="Text_20_body">
      <style:text-properties style:font-name="Times New Roman1"/>
    </style:style>
    <style:style style:name="P33" style:family="paragraph" style:parent-style-name="Text_20_body">
      <style:text-properties style:font-name="Times New Roman1" fo:font-size="14pt" style:font-size-asian="14pt" style:font-size-complex="14pt"/>
    </style:style>
    <style:style style:name="P34" style:family="paragraph" style:parent-style-name="Text_20_body" style:list-style-name="L14">
      <style:text-properties style:font-name="Times New Roman1" fo:font-size="14pt" style:font-size-asian="14pt" style:font-size-complex="14pt"/>
    </style:style>
    <style:style style:name="P35" style:family="paragraph" style:parent-style-name="Heading_20_3">
      <style:paragraph-properties fo:margin-top="0cm" fo:margin-bottom="0.247cm" style:contextual-spacing="false" fo:line-height="115%"/>
      <style:text-properties style:font-name="Times New Roman1"/>
    </style:style>
    <style:style style:name="P36" style:family="paragraph" style:parent-style-name="Text_20_body" style:list-style-name="L15">
      <style:text-properties style:font-name="Times New Roman1" fo:font-size="14pt" style:font-size-asian="14pt" style:font-size-complex="14pt"/>
    </style:style>
    <style:style style:name="P37" style:family="paragraph" style:parent-style-name="Heading_20_3">
      <style:paragraph-properties fo:margin-top="0cm" fo:margin-bottom="0.247cm" style:contextual-spacing="false" fo:line-height="115%"/>
      <style:text-properties style:font-name="Times New Roman1" fo:font-weight="normal" style:font-weight-asian="normal" style:font-weight-complex="normal"/>
    </style:style>
    <style:style style:name="P38" style:family="paragraph" style:parent-style-name="Text_20_body">
      <style:text-properties style:font-name="Times New Roman1" fo:font-size="14pt" fo:font-weight="normal" style:font-size-asian="14pt" style:font-weight-asian="normal" style:font-size-complex="14pt" style:font-weight-complex="normal"/>
    </style:style>
    <style:style style:name="P39" style:family="paragraph" style:parent-style-name="Text_20_body" style:list-style-name="L16">
      <style:text-properties style:font-name="Times New Roman1" fo:font-size="14pt" style:font-size-asian="14pt" style:font-size-complex="14pt"/>
    </style:style>
    <style:style style:name="T1" style:family="text">
      <style:text-properties officeooo:rsid="001e5cc6"/>
    </style:style>
    <style:style style:name="T2" style:family="text">
      <style:text-properties officeooo:rsid="0016f093"/>
    </style:style>
    <style:style style:name="T3" style:family="text">
      <style:text-properties officeooo:rsid="00147c76"/>
    </style:style>
    <style:style style:name="T4" style:family="text">
      <style:text-properties officeooo:rsid="002d96f7"/>
    </style:style>
    <style:style style:name="T5" style:family="text">
      <style:text-properties style:font-name="Times New Roman1"/>
    </style:style>
    <style:style style:name="T6" style:family="text">
      <style:text-properties officeooo:rsid="0021083a"/>
    </style:style>
    <style:style style:name="T7" style:family="text">
      <style:text-properties fo:font-weight="normal" style:font-weight-asian="normal" style:font-weight-complex="normal"/>
    </style:style>
    <style:style style:name="T8" style:family="text">
      <style:text-properties style:font-name="Times New Roman1" officeooo:rsid="00214cb8"/>
    </style:style>
    <style:style style:name="T9" style:family="text">
      <style:text-properties style:font-name="Times New Roman1" fo:font-size="14pt" officeooo:rsid="002d96f7" style:font-name-asian="NSimSun1" style:font-size-asian="14pt" style:font-size-complex="14pt"/>
    </style:style>
    <style:style style:name="T10" style:family="text">
      <style:text-properties style:font-name="Times New Roman1" fo:font-size="14pt" style:font-name-asian="NSimSun1" style:font-size-asian="14pt" style:font-size-complex="14pt"/>
    </style:style>
    <style:style style:name="T11" style:family="text">
      <style:text-properties style:font-name="Times New Roman1" fo:font-size="14pt" style:font-size-asian="14pt" style:font-size-complex="14pt"/>
    </style:style>
    <style:style style:name="T12" style:family="text">
      <style:text-properties style:font-name="Times New Roman1" fo:font-size="14pt" fo:font-weight="normal" style:font-size-asian="14pt" style:font-weight-asian="normal" style:font-size-complex="14pt" style:font-weight-complex="normal"/>
    </style:style>
    <style:style style:name="T13" style:family="text">
      <style:text-properties style:font-name="Times New Roman1" fo:font-size="14pt" fo:font-weight="bold" officeooo:rsid="002d96f7" style:font-size-asian="14pt" style:font-weight-asian="bold" style:font-size-complex="14pt" style:font-weight-complex="bold"/>
    </style:style>
    <style:style style:name="T14" style:family="text">
      <style:text-properties style:font-name="Times New Roman1" fo:font-size="14pt" fo:font-weight="bold" style:font-size-asian="14pt" style:font-weight-asian="bold" style:font-size-complex="14pt" style:font-weight-complex="bold"/>
    </style:style>
    <style:style style:name="T15" style:family="text">
      <style:text-properties officeooo:rsid="001a1ffc"/>
    </style:style>
    <style:style style:name="T16" style:family="text">
      <style:text-properties style:font-name="Times New Roman1" fo:font-size="14pt" fo:font-weight="normal" style:font-size-asian="14pt" style:font-weight-asian="normal" style:font-name-complex="Lucida Sans" style:font-size-complex="14pt" style:font-weight-complex="normal"/>
    </style:style>
    <style:style style:name="T17" style:family="text">
      <style:text-properties style:font-name="Times New Roman1" fo:font-size="14pt" fo:font-weight="bold" officeooo:rsid="002d96f7" style:font-size-asian="14pt" style:font-weight-asian="bold" style:font-name-complex="Lucida Sans" style:font-size-complex="14pt" style:font-weight-complex="bold"/>
    </style:style>
    <style:style style:name="T18" style:family="text">
      <style:text-properties style:font-name="Times New Roman1" fo:font-size="14pt" officeooo:rsid="0030ba58" style:font-size-asian="14pt" style:font-size-complex="14pt"/>
    </style:style>
    <style:style style:name="T19" style:family="text">
      <style:text-properties officeooo:rsid="0030ba58"/>
    </style:style>
    <style:style style:name="T20" style:family="text">
      <style:text-properties officeooo:rsid="00215789"/>
    </style:style>
    <style:style style:name="T21" style:family="text">
      <style:text-properties style:font-name="Times New Roman1" fo:font-size="14pt" fo:font-style="normal" officeooo:rsid="0022fb19" style:font-size-asian="14pt" style:font-style-asian="normal" style:font-size-complex="14pt" style:font-style-complex="normal"/>
    </style:style>
    <style:style style:name="T22" style:family="text">
      <style:text-properties style:font-name="Times New Roman1" fo:font-size="14pt" style:font-name-asian="NSimSun1" style:font-size-asian="14pt" style:font-name-complex="Lucida Sans" style:font-size-complex="14pt"/>
    </style:style>
    <style:style style:name="T23" style:family="text">
      <style:text-properties style:font-name="Times New Roman1" fo:font-size="14pt" fo:font-weight="normal" style:font-name-asian="NSimSun1" style:font-size-asian="14pt" style:font-weight-asian="normal" style:font-name-complex="Lucida Sans" style:font-size-complex="14pt" style:font-weight-complex="normal"/>
    </style:style>
    <style:style style:name="T24" style:family="text">
      <style:text-properties style:font-name="Times New Roman1" fo:font-size="14pt" fo:font-weight="bold" officeooo:rsid="001e5cc6" style:font-size-asian="14pt" style:font-weight-asian="bold" style:font-size-complex="14pt" style:font-weight-complex="bold"/>
    </style:style>
    <style:style style:name="T25" style:family="text">
      <style:text-properties style:font-name="Times New Roman1" fo:font-size="14pt" fo:font-weight="bold" officeooo:rsid="0022fb19" style:font-size-asian="14pt" style:font-weight-asian="bold" style:font-size-complex="14pt" style:font-weight-complex="bold"/>
    </style:style>
    <style:style style:name="T26" style:family="text">
      <style:text-properties officeooo:rsid="001f3ec4"/>
    </style:style>
    <style:style style:name="T27" style:family="text">
      <style:text-properties style:font-name="Times New Roman1" fo:font-size="14pt" fo:font-weight="normal" officeooo:rsid="0024c272" style:font-size-asian="14pt" style:font-weight-asian="normal" style:font-size-complex="14pt" style:font-weight-complex="normal"/>
    </style:style>
    <style:style style:name="T28" style:family="text">
      <style:text-properties style:font-name="Times New Roman1" fo:font-size="14pt" fo:font-weight="normal" officeooo:rsid="00259ff3" style:font-size-asian="14pt" style:font-weight-asian="normal" style:font-size-complex="14pt" style:font-weight-complex="normal"/>
    </style:style>
    <style:style style:name="T29" style:family="text">
      <style:text-properties style:font-name="Times New Roman1" fo:font-size="14pt" officeooo:rsid="002d96f7" style:font-size-asian="14pt" style:font-size-complex="14pt"/>
    </style:style>
    <style:style style:name="T30" style:family="text">
      <style:text-properties style:font-name="Times New Roman1" fo:font-size="14pt" officeooo:rsid="0017aa65" style:font-size-asian="14pt" style:font-size-complex="14pt"/>
    </style:style>
    <style:style style:name="T31"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32" style:family="text">
      <style:text-properties style:font-name="Times New Roman1" fo:font-size="14pt" officeooo:rsid="001e5cc6" style:font-size-asian="14pt" style:font-size-complex="14pt"/>
    </style:style>
    <style:style style:name="T33" style:family="text">
      <style:text-properties style:font-name="Times New Roman1" fo:font-size="14pt" officeooo:rsid="00279101" style:font-size-asian="14pt" style:font-size-complex="14pt"/>
    </style:style>
    <style:style style:name="T34" style:family="text">
      <style:text-properties style:font-name="Times New Roman1" fo:font-size="14pt" fo:font-weight="normal" officeooo:rsid="00279101" style:font-size-asian="14pt" style:font-weight-asian="normal" style:font-size-complex="14pt" style:font-weight-complex="normal"/>
    </style:style>
    <style:style style:name="T35" style:family="text">
      <style:text-properties style:font-name="Times New Roman1" fo:font-size="14pt" fo:font-weight="normal" officeooo:rsid="0027b3e6" style:font-size-asian="14pt" style:font-weight-asian="normal" style:font-size-complex="14pt" style:font-weight-complex="normal"/>
    </style:style>
    <style:style style:name="T36" style:family="text">
      <style:text-properties style:font-name="Times New Roman1" fo:font-size="14pt" officeooo:rsid="0027b3e6" style:font-size-asian="14pt" style:font-size-complex="14pt"/>
    </style:style>
    <style:style style:name="T37" style:family="text">
      <style:text-properties officeooo:rsid="00371edb"/>
    </style:style>
    <style:style style:name="T38" style:family="text">
      <style:text-properties fo:font-size="14pt" style:font-size-asian="14pt" style:font-size-complex="14pt"/>
    </style:style>
    <style:style style:name="T39" style:family="text">
      <style:text-properties officeooo:rsid="00373ef6"/>
    </style:style>
    <style:style style:name="T40" style:family="text">
      <style:text-properties fo:font-weight="bold" style:font-weight-asian="bold" style:font-weight-complex="bol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rojet : Compression d'entiers Bit Packing</text:h>
      <text:p text:style-name="P2"><text:span text:style-name="T1">Nom : </text:span>Giacchero Baptiste</text:p>
      <text:h text:style-name="P3" text:outline-level="2">1. Introduction</text:h>
      <text:p text:style-name="P4">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rois versions distinctes de l’algorithme ont été implémentées en Java afin d’évaluer leur efficacité et leurs performances.</text:p>
      <text:h text:style-name="P3" text:outline-level="2">2. Présentation de la solution</text:h>
      <text:p text:style-name="P4">La solution repose sur une architecture modulaire composée de trois classes principales <text:span text:style-name="T2">en Java</text:span> implémentant l’interface BitPacker :</text:p>
      <text:list text:style-name="L1">
        <text:list-item>
          <text:p text:style-name="P5">CrossBitPacker : compression autorisant le chevauchement des entiers sur deux mots consécutifs de 32 bits.</text:p>
        </text:list-item>
        <text:list-item>
          <text:p text:style-name="P5">NoCrossBitPacker : compression stricte sans chevauchement, garantissant qu’un entier compressé reste contenu dans un seul mot de 32 bits.</text:p>
        </text:list-item>
        <text:list-item>
          <text:p text:style-name="P5">OverflowBitPacker : version avancée intégrant une zone de débordement (overflow area) pour traiter efficacement les valeurs nécessitant plus de bits que la moyenne.</text:p>
        </text:list-item>
      </text:list>
      <text:p text:style-name="P4">Une <text:span text:style-name="T3">factory</text:span> (BitPackerFactory) permet d’instancier dynamiquement le type de compresseur souhaité selon un paramètre unique, améliorant la flexibilité et la maintenabilité du code.</text:p>
      <text:p text:style-name="P6">Une classe de benchmark est utilisée afin de mesurer équitablement tout les algorithmes de chaque classe afin d’en déterminer le meilleur.</text:p>
      <text:h text:style-name="P3" text:outline-level="2">3. Difficultés d’implémentation</text:h>
      <text:p text:style-name="P4">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4"><text:s/>L’un des principaux défis a été la gestion du chevauchement binaire, nécessitant un calcul précis des positions de bits pour éviter les erreurs de décalage. </text:p>
      <text:p text:style-name="P4">Il a également fallu déterminer le nombre optimal de bits afin de trouver un équilibre entre la précision et la compacité du stockage. La mise en place de la zone de débordement a représenté une difficulté supplémentaire, car elle impliquait une <text:soft-page-break/>logique complexe pour indexer les valeurs hors plage sans perdre l’accès direct aux données. </text:p>
      <text:h text:style-name="P7" text:outline-level="2"><text:span text:style-name="T4">4</text:span>. Méthodes utilitaires de manipulation binaire</text:h>
      <text:p text:style-name="P8">Ces deux méthodes statiques constituent les <text:span text:style-name="Strong_20_Emphasis">fondations de toutes les opérations de compression</text:span> dans les différentes classes du projet.<text:line-break/>Elles sont regroupées dans la classe principale afin d’être réutilisées par les implémentations <text:span text:style-name="Source_20_Text"><text:span text:style-name="T5">CrossBitPacker</text:span></text:span>, <text:span text:style-name="Source_20_Text"><text:span text:style-name="T5">NoCrossBitPacker</text:span></text:span> et <text:span text:style-name="Source_20_Text"><text:span text:style-name="T5">OverflowBitPacker</text:span></text:span>.</text:p>
      <text:h text:style-name="P9" text:outline-level="3"><text:span text:style-name="T4">4</text:span>.<text:span text:style-name="T6">0.</text:span>1 Méthode <text:span text:style-name="Source_20_Text"><text:span text:style-name="T5">bitsNeeded(int v)</text:span></text:span></text:h>
      <text:p text:style-name="P8">Cette fonction calcule le <text:span text:style-name="Strong_20_Emphasis"><text:span text:style-name="T7">nombre minimal de bits nécessaires</text:span></text:span> pour représenter un entier positif <text:span text:style-name="Source_20_Text"><text:span text:style-name="T5">v</text:span></text:span> en binaire.<text:line-break/>Elle repose sur la méthode native <text:span text:style-name="Source_20_Text"><text:span text:style-name="T5">Integer.numberOfLeadingZeros(v)</text:span></text:span> qui renvoie le nombre de zéros précédant le premier bit à 1 dans la représentation binaire de l’entier.</text:p>
      <text:p text:style-name="P10"><text:span text:style-name="Source_20_Text"><text:span text:style-name="T5"/></text:span></text:p>
      <text:p text:style-name="P10"><text:span text:style-name="Source_20_Text"><text:span text:style-name="T5">static int bitsNeeded(int v) {</text:span></text:span></text:p>
      <text:p text:style-name="P11"><text:span text:style-name="Source_20_Text"><text:span text:style-name="T5"><text:s text:c="4"/>if (v &lt;= 0) throw new IllegalArgumentException("Seulement les entiers positifs sont supportés");</text:span></text:span></text:p>
      <text:p text:style-name="P11"><text:span text:style-name="Source_20_Text"><text:span text:style-name="T5"><text:s text:c="4"/>return 32 - Integer.numberOfLeadingZeros(v);</text:span></text:span></text:p>
      <text:p text:style-name="P11"><text:span text:style-name="Source_20_Text"><text:span text:style-name="T5">}</text:span></text:span></text:p>
      <text:p text:style-name="P8">Ainsi, pour un entier donné, <text:span text:style-name="Source_20_Text"><text:span text:style-name="T5">bitsNeeded()</text:span></text:span> renvoie la longueur binaire exacte (par exemple, <text:span text:style-name="Source_20_Text"><text:span text:style-name="T5">bitsNeeded(8)</text:span></text:span> renvoie <text:span text:style-name="Source_20_Text"><text:span text:style-name="T5">4</text:span></text:span>).<text:line-break/>Cette méthode garantit que la compression alloue uniquement le nombre de bits réellement nécessaires, optimisant la taille du flux binaire.</text:p>
      <text:h text:style-name="P9" text:outline-level="3"><text:span text:style-name="T4">4</text:span><text:span text:style-name="T6">.0</text:span>.2 Méthode <text:span text:style-name="Source_20_Text"><text:span text:style-name="T5">maskLow(int k)</text:span></text:span></text:h>
      <text:p text:style-name="P8">Cette fonction génère un <text:span text:style-name="Strong_20_Emphasis"><text:span text:style-name="T7">masque binaire</text:span></text:span><text:span text:style-name="T7"> </text:span>dont les <text:span text:style-name="Source_20_Text"><text:span text:style-name="T5">k</text:span></text:span> bits de poids faible sont égaux à 1.<text:line-break/>Elle est utilisée pour isoler ou manipuler une portion précise de bits lors des opérations de décalage ou d’écriture dans un flux compressé.</text:p>
      <text:p text:style-name="P10"><text:span text:style-name="Source_20_Text"><text:span text:style-name="T5">static int maskLow(int k) {</text:span></text:span></text:p>
      <text:p text:style-name="P11"><text:span text:style-name="Source_20_Text"><text:span text:style-name="T5"><text:s text:c="4"/>if (k &gt;= 32) return ~0;</text:span></text:span></text:p>
      <text:p text:style-name="P11"><text:span text:style-name="Source_20_Text"><text:span text:style-name="T5"><text:s text:c="4"/>return (1 &lt;&lt; k) - 1;</text:span></text:span></text:p>
      <text:p text:style-name="P12"><text:span text:style-name="Source_20_Text"><text:span text:style-name="T5">}</text:span></text:span><text:span text:style-name="Source_20_Text"><text:span text:style-name="T8">$</text:span></text:span></text:p>
      <text:p text:style-name="P12">-Si <text:span text:style-name="Source_20_Text"><text:span text:style-name="T5">k</text:span></text:span> est inférieur à 32, la fonction renvoie <text:span text:style-name="Source_20_Text"><text:span text:style-name="T5">(1 &lt;&lt; k) - 1</text:span></text:span>, soit un masque de <text:span text:style-name="Source_20_Text"><text:span text:style-name="T5">k</text:span></text:span> bits à 1.</text:p>
      <text:p text:style-name="P12">-Si <text:span text:style-name="Source_20_Text"><text:span text:style-name="T5">k</text:span></text:span> vaut 32 ou plus, elle renvoie <text:span text:style-name="Source_20_Text"><text:span text:style-name="T5">~0</text:span></text:span>, c’est-à-dire tous les bits à 1 sur 32 positions.</text:p>
      <text:p text:style-name="P8"><text:soft-page-break/>Ce masque est indispensable pour assurer la <text:span text:style-name="Strong_20_Emphasis">cohérence du découpage binaire</text:span> dans les opérations de compression et de décompression. </text:p>
      <text:h text:style-name="StandardText" text:outline-level="2"><text:span text:style-name="Strong_20_Emphasis"><text:span text:style-name="T9">4</text:span></text:span><text:span text:style-name="Strong_20_Emphasis"><text:span text:style-name="T10">.1 La classe </text:span></text:span><text:span text:style-name="Strong_20_Emphasis"><text:span text:style-name="Source_20_Text"><text:span text:style-name="T11">CrossBitPacker</text:span></text:span></text:span><text:span text:style-name="Strong_20_Emphasis"><text:span text:style-name="T10"> </text:span></text:span></text:h>
      <text:p text:style-name="StandardText"><text:span text:style-name="T12">La classe </text:span><text:span text:style-name="Source_20_Text"><text:span text:style-name="T12">CrossBitPacker</text:span></text:span><text:span text:style-name="T12"> implémente une version de la compression </text:span><text:span text:style-name="Strong_20_Emphasis"><text:span text:style-name="T12">Bit Packing</text:span></text:span><text:span text:style-name="T12"> dans laquelle les entiers compressés peuvent être </text:span><text:span text:style-name="Strong_20_Emphasis"><text:span text:style-name="T12">répartis sur deux mots de 32 bits consécutifs</text:span></text:span><text:span text:style-name="T12">.<text:line-break/>Cette approche maximise l’utilisation de l’espace mémoire disponible et permet d’obtenir une </text:span><text:span text:style-name="Strong_20_Emphasis"><text:span text:style-name="T12">compaction binaire optimale</text:span></text:span><text:span text:style-name="T12">, au prix d’une légère complexité dans la gestion des bits.</text:span></text:p>
      <text:h text:style-name="P3" text:outline-level="3"><text:span text:style-name="T4">4</text:span>.1.1 Objectif</text:h>
      <text:p text:style-name="StandardText"><text:span text:style-name="T12">L’objectif de </text:span><text:span text:style-name="Source_20_Text"><text:span text:style-name="T12">CrossBitPacker</text:span></text:span><text:span text:style-name="T12">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12">déborder sur le mot suivant</text:span></text:span><text:span text:style-name="T12"> lorsque les bits restants du mot courant ne suffisent plus.<text:line-break/>Ainsi, aucune perte d’espace n’est observée entre les entiers successifs.</text:span></text:p>
      <text:h text:style-name="P3" text:outline-level="3"><text:span text:style-name="T4">4</text:span>.1.2 Structure et variables principales</text:h>
      <table:table table:name="Tableau2" table:style-name="Tableau2">
        <table:table-column table:style-name="Tableau2.A"/>
        <table:table-column table:style-name="Tableau2.B"/>
        <table:table-header-rows>
          <table:table-row>
            <table:table-cell table:style-name="Tableau2.A1" office:value-type="string">
              <text:p text:style-name="P4">Variable</text:p>
            </table:table-cell>
            <table:table-cell table:style-name="Tableau2.A1" office:value-type="string">
              <text:p text:style-name="P4">Description</text:p>
            </table:table-cell>
          </table:table-row>
        </table:table-header-rows>
        <table:table-row>
          <table:table-cell table:style-name="Tableau2.A1" office:value-type="string">
            <text:p text:style-name="StandardText"><text:span text:style-name="Source_20_Text"><text:span text:style-name="T11">n</text:span></text:span></text:p>
          </table:table-cell>
          <table:table-cell table:style-name="Tableau2.A1" office:value-type="string">
            <text:p text:style-name="P4">nombre total d’entiers à compresser</text:p>
          </table:table-cell>
        </table:table-row>
        <table:table-row>
          <table:table-cell table:style-name="Tableau2.A1" office:value-type="string">
            <text:p text:style-name="StandardText"><text:span text:style-name="Source_20_Text"><text:span text:style-name="T11">k</text:span></text:span></text:p>
          </table:table-cell>
          <table:table-cell table:style-name="Tableau2.A1" office:value-type="string">
            <text:p text:style-name="P4">nombre de bits utilisés par valeur</text:p>
          </table:table-cell>
        </table:table-row>
        <table:table-row>
          <table:table-cell table:style-name="Tableau2.A1" office:value-type="string">
            <text:p text:style-name="StandardText"><text:span text:style-name="Source_20_Text"><text:span text:style-name="T11">compresse[]</text:span></text:span></text:p>
          </table:table-cell>
          <table:table-cell table:style-name="Tableau2.A1" office:value-type="string">
            <text:p text:style-name="P4">tableau d’entiers contenant les bits compressés</text:p>
          </table:table-cell>
        </table:table-row>
      </table:table>
      <text:p text:style-name="StandardText"><text:span text:style-name="T12">Le paramètre </text:span><text:span text:style-name="Source_20_Text"><text:span text:style-name="T12">k</text:span></text:span><text:span text:style-name="T12"> est déterminé dynamiquement à partir du plus grand entier du tableau d’entrée, grâce à la fonction </text:span><text:span text:style-name="Source_20_Text"><text:span text:style-name="T12">bitsNeeded()</text:span></text:span><text:span text:style-name="T12">.<text:line-break/>Si </text:span><text:span text:style-name="Source_20_Text"><text:span text:style-name="T12">k</text:span></text:span><text:span text:style-name="T12"> dépasse 32, il est borné à cette valeur, garantissant que chaque valeur compressée tienne au maximum sur deux entiers de 32 bits.</text:span></text:p>
      <text:h text:style-name="StandardText" text:outline-level="3"><text:span text:style-name="T13">4</text:span><text:span text:style-name="T14">.1.3 Méthode </text:span><text:span text:style-name="Source_20_Text"><text:span text:style-name="T14">compress(int[] tab</text:span></text:span><text:span text:style-name="Source_20_Text"><text:span text:style-name="T11">)</text:span></text:span></text:h>
      <text:p text:style-name="StandardText"><text:span text:style-name="T12">Cette méthode constitue le cœur de la classe.<text:line-break/>Elle commence par calculer la taille maximale (</text:span><text:span text:style-name="Source_20_Text"><text:span text:style-name="T12">max</text:span></text:span><text:span text:style-name="T12">) et en déduit le nombre de bits nécessaires (</text:span><text:span text:style-name="Source_20_Text"><text:span text:style-name="T12">k</text:span></text:span><text:span text:style-name="T12">).<text:line-break/>La taille totale en bits est ensuite donnée par :</text:span></text:p>
      <text:p text:style-name="P4">totalBits = n×k</text:p>
      <text:p text:style-name="StandardText"><text:span text:style-name="T12">Le tableau </text:span><text:span text:style-name="Source_20_Text"><text:span text:style-name="T12">compresse[]</text:span></text:span><text:span text:style-name="T12"> est dimensionné pour contenir cette séquence binaire complète :</text:span></text:p>
      <text:p text:style-name="P4">tailleSortie = <text:span text:style-name="T15">(</text:span>totalBits+3<text:span text:style-name="T15">1)/32</text:span></text:p>
      <text:p text:style-name="P4"><text:soft-page-break/>Pour chaque entier du tableau :</text:p>
      <text:list text:style-name="L2">
        <text:list-item>
          <text:p text:style-name="P13"><text:span text:style-name="T12">On calcule sa position bit à bit dans le flux compressé (</text:span><text:span text:style-name="Source_20_Text"><text:span text:style-name="T12">bitpos = i * k</text:span></text:span><text:span text:style-name="T12">), puis le mot (</text:span><text:span text:style-name="Source_20_Text"><text:span text:style-name="T12">word</text:span></text:span><text:span text:style-name="T12">) et le décalage (</text:span><text:span text:style-name="Source_20_Text"><text:span text:style-name="T12">offset</text:span></text:span><text:span text:style-name="T12">) correspondants.</text:span></text:p>
        </text:list-item>
        <text:list-item>
          <text:p text:style-name="P13"><text:span text:style-name="T12">Si le champ compressé </text:span><text:span text:style-name="Strong_20_Emphasis"><text:span text:style-name="T12">tient dans un seul mot de 32 bits</text:span></text:span><text:span text:style-name="T12">, il est inséré directement par décalage gauche (</text:span><text:span text:style-name="Source_20_Text"><text:span text:style-name="T12">val &lt;&lt; offset</text:span></text:span><text:span text:style-name="T12">).</text:span></text:p>
        </text:list-item>
        <text:list-item>
          <text:p text:style-name="P13"><text:span text:style-name="T12">Si le champ </text:span><text:span text:style-name="Strong_20_Emphasis"><text:span text:style-name="T12">déborde sur le mot suivant</text:span></text:span><text:span text:style-name="T12">, on le divise en deux parties :</text:span></text:p>
          <text:list>
            <text:list-item>
              <text:p text:style-name="P13"><text:span text:style-name="Source_20_Text"><text:span text:style-name="T12">poidsFaible</text:span></text:span><text:span text:style-name="T12"> (bits stockés dans le mot courant)</text:span></text:p>
            </text:list-item>
            <text:list-item>
              <text:p text:style-name="P13"><text:span text:style-name="Source_20_Text"><text:span text:style-name="T12">poidsFort</text:span></text:span><text:span text:style-name="T12"> (bits stockés dans le mot suivant)</text:span></text:p>
            </text:list-item>
          </text:list>
        </text:list-item>
      </text:list>
      <text:p text:style-name="P4">Le code suivant illustre cette logique :</text:p>
      <text:p text:style-name="StandardText"><text:span text:style-name="Source_20_Text"><text:span text:style-name="T12">if (offset + k &lt;= 32) {</text:span></text:span></text:p>
      <text:p text:style-name="StandardText"><text:span text:style-name="Source_20_Text"><text:span text:style-name="T12"><text:s text:c="4"/>compresse[word] |= (val &lt;&lt; offset);</text:span></text:span></text:p>
      <text:p text:style-name="StandardText"><text:span text:style-name="Source_20_Text"><text:span text:style-name="T12">} else {</text:span></text:span></text:p>
      <text:p text:style-name="StandardText"><text:span text:style-name="Source_20_Text"><text:span text:style-name="T12"><text:s text:c="4"/>int nbrbitsfaible = 32 - offset;</text:span></text:span></text:p>
      <text:p text:style-name="StandardText"><text:span text:style-name="Source_20_Text"><text:span text:style-name="T12"><text:s text:c="4"/>int lowMask = maskLow(nbrbitsfaible);</text:span></text:span></text:p>
      <text:p text:style-name="StandardText"><text:span text:style-name="Source_20_Text"><text:span text:style-name="T12"><text:s text:c="4"/>int poidsFaible = val &amp; lowMask;</text:span></text:span></text:p>
      <text:p text:style-name="StandardText"><text:span text:style-name="Source_20_Text"><text:span text:style-name="T12"><text:s text:c="4"/>int poidsFort = val &gt;&gt;&gt; nbrbitsfaible;</text:span></text:span></text:p>
      <text:p text:style-name="StandardText"><text:span text:style-name="Source_20_Text"><text:span text:style-name="T12"><text:s text:c="4"/>compresse[word] |= (poidsFaible &lt;&lt; offset);</text:span></text:span></text:p>
      <text:p text:style-name="StandardText"><text:span text:style-name="Source_20_Text"><text:span text:style-name="T12"><text:s text:c="4"/>compresse[word + 1] |= poidsFort;</text:span></text:span></text:p>
      <text:p text:style-name="StandardText"><text:span text:style-name="Source_20_Text"><text:span text:style-name="T12">}</text:span></text:span></text:p>
      <text:p text:style-name="P4">Grâce à ce procédé, la compression exploite au maximum chaque bit disponible sans espace perdu.</text:p>
      <text:h text:style-name="StandardText" text:outline-level="3"><text:span text:style-name="T13">4</text:span><text:span text:style-name="T14">.1.4 Méthode </text:span><text:span text:style-name="Source_20_Text"><text:span text:style-name="T14">decompress(int[] tab)</text:span></text:span></text:h>
      <text:p text:style-name="StandardText"><text:span text:style-name="T12">La décompression repose sur la même logique de positionnement bit à bit.<text:line-break/>Pour chaque élément à reconstruire, la méthode appelle </text:span><text:span text:style-name="Source_20_Text"><text:span text:style-name="T12">get(i)</text:span></text:span><text:span text:style-name="T12">, qui lit les bits correspondants depuis le flux </text:span><text:span text:style-name="Source_20_Text"><text:span text:style-name="T12">compresse[]</text:span></text:span><text:span text:style-name="T12">.<text:line-break/>Le résultat est ensuite replacé dans le tableau de sortie.</text:span></text:p>
      <text:p text:style-name="StandardText"><text:span text:style-name="T12">Ce choix d’implémentation assure la </text:span><text:span text:style-name="Strong_20_Emphasis"><text:span text:style-name="T12">symétrie parfaite</text:span></text:span><text:span text:style-name="T12"> entre compression et décompression, et facilite la vérification de correction (</text:span><text:span text:style-name="Source_20_Text"><text:span text:style-name="T12">Arrays.equals()</text:span></text:span><text:span text:style-name="T12">).</text:span></text:p>
      <text:h text:style-name="StandardText" text:outline-level="3"><text:span text:style-name="T13">4</text:span><text:span text:style-name="T14">.1.5 Méthode </text:span><text:span text:style-name="Source_20_Text"><text:span text:style-name="T14">get(int i)</text:span></text:span></text:h>
      <text:p text:style-name="StandardText"><text:span text:style-name="T12">La fonction </text:span><text:span text:style-name="Source_20_Text"><text:span text:style-name="T12">get()</text:span></text:span><text:span text:style-name="T12"> permet d’accéder directement à la </text:span><text:span text:style-name="Emphasis"><text:span text:style-name="T12">i</text:span></text:span><text:span text:style-name="T12">-ème valeur compressée sans décompresser le tableau entier.<text:line-break/>Elle identifie la position du champ correspondant (</text:span><text:span text:style-name="Source_20_Text"><text:span text:style-name="T12">bitpos</text:span></text:span><text:span text:style-name="T12">, </text:span><text:span text:style-name="Source_20_Text"><text:span text:style-name="T12">word</text:span></text:span><text:span text:style-name="T12">, </text:span><text:span text:style-name="Source_20_Text"><text:span text:style-name="T12">offset</text:span></text:span><text:span text:style-name="T12">), puis :</text:span></text:p>
      <text:list text:style-name="L3">
        <text:list-item>
          <text:p text:style-name="P14">extrait la valeur directement si elle est contenue dans un seul mot,</text:p>
        </text:list-item>
        <text:list-item>
          <text:p text:style-name="P14"><text:soft-page-break/>ou recompose la valeur à partir de deux mots consécutifs si elle est divisée.</text:p>
        </text:list-item>
      </text:list>
      <text:p text:style-name="StandardText"><text:span text:style-name="Source_20_Text"><text:span text:style-name="T12">if (offset + k &lt;= 32) {</text:span></text:span></text:p>
      <text:p text:style-name="StandardText"><text:span text:style-name="Source_20_Text"><text:span text:style-name="T12"><text:s text:c="4"/>int w = compresse[word];</text:span></text:span></text:p>
      <text:p text:style-name="StandardText"><text:span text:style-name="Source_20_Text"><text:span text:style-name="T12"><text:s text:c="4"/>return (w &gt;&gt;&gt; offset) &amp; maskLow(k);</text:span></text:span></text:p>
      <text:p text:style-name="StandardText"><text:span text:style-name="Source_20_Text"><text:span text:style-name="T12">} else {</text:span></text:span></text:p>
      <text:p text:style-name="StandardText"><text:span text:style-name="Source_20_Text"><text:span text:style-name="T12"><text:s text:c="4"/>int nbrbitsfaible = 32 - offset;</text:span></text:span></text:p>
      <text:p text:style-name="StandardText"><text:span text:style-name="Source_20_Text"><text:span text:style-name="T12"><text:s text:c="4"/>int poidsFaible = (compresse[word] &gt;&gt;&gt; offset) &amp; maskLow(nbrbitsfaible);</text:span></text:span></text:p>
      <text:p text:style-name="StandardText"><text:span text:style-name="Source_20_Text"><text:span text:style-name="T12"><text:s text:c="4"/>int poidsFort = compresse[word + 1] &amp; maskLow(k - nbrbitsfaible);</text:span></text:span></text:p>
      <text:p text:style-name="StandardText"><text:span text:style-name="Source_20_Text"><text:span text:style-name="T12"><text:s text:c="4"/>return (poidsFort &lt;&lt; nbrbitsfaible) | poidsFaible;</text:span></text:span></text:p>
      <text:p text:style-name="StandardText"><text:span text:style-name="Source_20_Text"><text:span text:style-name="T12">}</text:span></text:span></text:p>
      <text:p text:style-name="StandardText"><text:span text:style-name="T16">Cette méthode conserve un </text:span><text:span text:style-name="Strong_20_Emphasis"><text:span text:style-name="T16">temps d’accès constant O(1)</text:span></text:span><text:span text:style-name="T16">, ce qui est crucial pour des applications de transmission ou de traitement en flux.<text:line-break/><text:line-break/></text:span><text:span text:style-name="T17">4</text:span><text:span text:style-name="T14">.2 La classe </text:span><text:span text:style-name="Source_20_Text"><text:span text:style-name="T14">NoCrossBitPacker</text:span></text:span></text:p>
      <text:p text:style-name="StandardText"><text:span text:style-name="T11">La classe </text:span><text:span text:style-name="Source_20_Text"><text:span text:style-name="T11">NoCrossBitPacker</text:span></text:span><text:span text:style-name="T11"> implémente une version simplifiée du Bit Packing.<text:line-break/>Contrairement à </text:span><text:span text:style-name="Source_20_Text"><text:span text:style-name="T11">CrossBitPacker</text:span></text:span><text:span text:style-name="T11">, elle </text:span><text:span text:style-name="Strong_20_Emphasis"><text:span text:style-name="T12">ne permet pas le chevauchement des bits</text:span></text:span><text:span text:style-name="T11"> entre deux mots de 32 bits.<text:line-break/>Chaque mot binaire contient un nombre fixe de valeurs compressées, ce qui facilite la lecture et la maintenance du code, au prix d’un léger gaspillage d’espace dans certains cas.</text:span></text:p>
      <text:h text:style-name="P3" text:outline-level="3"><text:span text:style-name="T4">4</text:span>.2.1 Objectif</text:h>
      <text:p text:style-name="StandardText"><text:span text:style-name="T11">L’objectif principal de cette implémentation est de </text:span><text:span text:style-name="Strong_20_Emphasis"><text:span text:style-name="T11">simplifier la logique de compression</text:span></text:span><text:span text:style-name="T11"> tout en conservant un bon taux de compaction.<text:line-break/>En divisant l’espace de 32 bits en plusieurs segments de taille fixe </text:span><text:span text:style-name="Source_20_Text"><text:span text:style-name="T11">k</text:span></text:span><text:span text:style-name="T11">, on évite d’avoir à gérer les cas complexes où une valeur déborde sur deux mots consécutifs.</text:span></text:p>
      <text:p text:style-name="StandardText"><text:span text:style-name="T11">Cette approche garantit une </text:span><text:span text:style-name="Strong_20_Emphasis"><text:span text:style-name="T11">structure régulière</text:span></text:span><text:span text:style-name="T11"> du flux compressé, plus simple à manipuler lors de la décompression et des accès directs.</text:span></text:p>
      <text:h text:style-name="P3" text:outline-level="3"><text:span text:style-name="T4">4</text:span>.2.2 Structure et variables principales</text:h>
      <table:table table:name="Tableau3" table:style-name="Tableau3">
        <table:table-column table:style-name="Tableau3.A"/>
        <table:table-column table:style-name="Tableau3.B"/>
        <table:table-header-rows>
          <table:table-row>
            <table:table-cell table:style-name="Tableau3.A1" office:value-type="string">
              <text:p text:style-name="P4">Variable</text:p>
            </table:table-cell>
            <table:table-cell table:style-name="Tableau3.A1" office:value-type="string">
              <text:p text:style-name="P4">Description</text:p>
            </table:table-cell>
          </table:table-row>
        </table:table-header-rows>
        <table:table-row>
          <table:table-cell table:style-name="Tableau3.A1" office:value-type="string">
            <text:p text:style-name="StandardText"><text:span text:style-name="Source_20_Text"><text:span text:style-name="T11">n</text:span></text:span></text:p>
          </table:table-cell>
          <table:table-cell table:style-name="Tableau3.A1" office:value-type="string">
            <text:p text:style-name="P4">nombre total d’entiers à compresser</text:p>
          </table:table-cell>
        </table:table-row>
        <table:table-row>
          <table:table-cell table:style-name="Tableau3.A1" office:value-type="string">
            <text:p text:style-name="StandardText"><text:span text:style-name="Source_20_Text"><text:span text:style-name="T11">k</text:span></text:span></text:p>
          </table:table-cell>
          <table:table-cell table:style-name="Tableau3.A1" office:value-type="string">
            <text:p text:style-name="P4">nombre de bits utilisés par valeur</text:p>
          </table:table-cell>
        </table:table-row>
        <table:table-row>
          <table:table-cell table:style-name="Tableau3.A1" office:value-type="string">
            <text:p text:style-name="StandardText"><text:span text:style-name="Source_20_Text"><text:span text:style-name="T11">compresse[]</text:span></text:span></text:p>
          </table:table-cell>
          <table:table-cell table:style-name="Tableau3.A1" office:value-type="string">
            <text:p text:style-name="P4">tableau d’entiers représentant les données compressées</text:p>
          </table:table-cell>
        </table:table-row>
        <text:soft-page-break/>
        <table:table-row>
          <table:table-cell table:style-name="Tableau3.A1" office:value-type="string">
            <text:p text:style-name="P15">taillecompressée</text:p>
          </table:table-cell>
          <table:table-cell table:style-name="Tableau3.A1" office:value-type="string">
            <text:p text:style-name="P4">nombre de valeurs stockées dans un mot de 32 bits</text:p>
          </table:table-cell>
        </table:table-row>
      </table:table>
      <text:p text:style-name="P16"><text:span text:style-name="T11">La variable </text:span><text:span text:style-name="Source_20_Text"><text:span text:style-name="T18">taillecompressée</text:span></text:span><text:span text:style-name="T11"> joue un rôle clé : elle indique combien de valeurs peuvent être contenues dans un seul entier de 32 bits selon la taille </text:span><text:span text:style-name="Source_20_Text"><text:span text:style-name="T11">k</text:span></text:span><text:span text:style-name="T11">.<text:line-break/>Ainsi, la mémoire est découpée en blocs homogènes de même taille.</text:span></text:p>
      <text:h text:style-name="StandardText" text:outline-level="3"><text:span text:style-name="T13">4</text:span><text:span text:style-name="T14">.2.3 Méthode </text:span><text:span text:style-name="Source_20_Text"><text:span text:style-name="T14">compress(int[] tab)</text:span></text:span></text:h>
      <text:p text:style-name="StandardText"><text:span text:style-name="T11">La méthode </text:span><text:span text:style-name="Source_20_Text"><text:span text:style-name="T11">compress()</text:span></text:span><text:span text:style-name="T11"> effectue les étapes suivantes :</text:span></text:p>
      <text:list xml:id="list3184667865" text:style-name="L4">
        <text:list-item>
          <text:p text:style-name="P17"><text:span text:style-name="Strong_20_Emphasis"><text:span text:style-name="T11">Calcul du nombre de bits nécessaires</text:span></text:span><text:span text:style-name="T11"><text:line-break/>On parcourt le tableau d’entrée pour trouver la valeur maximale (</text:span><text:span text:style-name="Source_20_Text"><text:span text:style-name="T11">max</text:span></text:span><text:span text:style-name="T11">) et déterminer </text:span><text:span text:style-name="Source_20_Text"><text:span text:style-name="T11">k = bitsNeeded(max)</text:span></text:span><text:span text:style-name="T11">.<text:line-break/>Si </text:span><text:span text:style-name="Source_20_Text"><text:span text:style-name="T11">k &gt; 32</text:span></text:span><text:span text:style-name="T11">, il est borné à 32.</text:span></text:p>
        </text:list-item>
        <text:list-item>
          <text:p text:style-name="P17"><text:span text:style-name="Strong_20_Emphasis"><text:span text:style-name="T11">Détermination du nombre de valeurs par mot</text:span></text:span><text:span text:style-name="T11"><text:line-break/>Le nombre de valeurs stockables par mot est calculé comme :</text:span></text:p>
          <text:p text:style-name="P18"><text:span text:style-name="T19">taillecompressée</text:span> = 3<text:span text:style-name="T20">2/k</text:span></text:p>
          <text:p text:style-name="P19">Si ce résultat vaut zéro, il est corrigé à 1.</text:p>
        </text:list-item>
        <text:list-item>
          <text:p text:style-name="P17"><text:span text:style-name="Strong_20_Emphasis"><text:span text:style-name="T11">Allocation du tableau compressé</text:span></text:span><text:span text:style-name="T11"><text:line-break/>La longueur de sortie est donnée par :</text:span></text:p>
          <text:p text:style-name="P18">outLen = <text:span text:style-name="T20">(</text:span>n+<text:span text:style-name="T19">taillecompressée</text:span>−1<text:span text:style-name="T20">)</text:span>/<text:span text:style-name="T19">taillecompressée</text:span>​ </text:p>
          <text:p text:style-name="P19">ce qui garantit que toutes les valeurs trouveront leur place.</text:p>
        </text:list-item>
        <text:list-item>
          <text:p text:style-name="P17"><text:span text:style-name="Strong_20_Emphasis"><text:span text:style-name="T11">Insertion des valeurs compressées</text:span></text:span><text:span text:style-name="T11"><text:line-break/>Chaque valeur est placée dans le mot correspondant, à la position déterminée par son indice :</text:span></text:p>
        </text:list-item>
      </text:list>
      <text:list text:style-name="L5">
        <text:list-item>
          <text:list>
            <text:list-item>
              <text:p text:style-name="P20"><text:span text:style-name="Source_20_Text"><text:span text:style-name="T11">word = i / </text:span></text:span><text:span text:style-name="Source_20_Text"><text:span text:style-name="T18">taillecompressée</text:span></text:span></text:p>
            </text:list-item>
          </text:list>
        </text:list-item>
      </text:list>
      <text:list text:style-name="L6">
        <text:list-item>
          <text:list>
            <text:list-item>
              <text:p text:style-name="P21"><text:span text:style-name="Source_20_Text"><text:span text:style-name="T11">slot = i % </text:span></text:span><text:span text:style-name="Source_20_Text"><text:span text:style-name="T18">taillecompressée</text:span></text:span></text:p>
            </text:list-item>
          </text:list>
        </text:list-item>
      </text:list>
      <text:list text:continue-list="list3184667865" text:style-name="L4">
        <text:list-item>
          <text:list>
            <text:list-item>
              <text:p text:style-name="P17"><text:span text:style-name="Source_20_Text"><text:span text:style-name="T11">offset = slot * k</text:span></text:span></text:p>
            </text:list-item>
          </text:list>
          <text:p text:style-name="P19">Le code d’écriture est le suivant :</text:p>
          <text:p text:style-name="P17"><text:span text:style-name="Source_20_Text"><text:span text:style-name="T11">int val = tab[i] &amp; maskLow(k);</text:span></text:span></text:p>
          <text:p text:style-name="P17"><text:span text:style-name="Source_20_Text"><text:span text:style-name="T11">compresse[word] |= (val &lt;&lt; offset);</text:span></text:span></text:p>
        </text:list-item>
      </text:list>
      <text:p text:style-name="P4">Chaque mot contient ainsi un nombre fixe de valeurs successives, toutes alignées sans chevauchement.</text:p>
      <text:h text:style-name="StandardText" text:outline-level="3"><text:span text:style-name="T13">4</text:span><text:span text:style-name="T14">.2.4 Méthode </text:span><text:span text:style-name="Source_20_Text"><text:span text:style-name="T14">decompress(int[] tab)</text:span></text:span></text:h>
      <text:p text:style-name="StandardText"><text:span text:style-name="T11">La méthode </text:span><text:span text:style-name="Source_20_Text"><text:span text:style-name="T11">decompress()</text:span></text:span><text:span text:style-name="T11"> reconstruit le tableau d’origine en appelant </text:span><text:span text:style-name="Source_20_Text"><text:span text:style-name="T11">get(i)</text:span></text:span><text:span text:style-name="T11"> pour </text:span><text:soft-page-break/><text:span text:style-name="T11">chaque indice </text:span><text:span text:style-name="Source_20_Text"><text:span text:style-name="T11">i</text:span></text:span><text:span text:style-name="T11">.<text:line-break/>La lecture est très simple puisque les valeurs sont stockées de manière alignée et régulière dans chaque mot.<text:line-break/>Il n’y a </text:span><text:span text:style-name="Strong_20_Emphasis"><text:span text:style-name="T12">aucune gestion de débordement</text:span></text:span><text:span text:style-name="T12"> à</text:span><text:span text:style-name="T11"> effectuer, ce qui rend la décompression extrêmement rapide.</text:span></text:p>
      <text:h text:style-name="StandardText" text:outline-level="3"><text:span text:style-name="T13">4</text:span><text:span text:style-name="T14">.2.5 Méthode </text:span><text:span text:style-name="Source_20_Text"><text:span text:style-name="T14">get(int i)</text:span></text:span></text:h>
      <text:p text:style-name="StandardText"><text:span text:style-name="T11">Cette méthode permet d’accéder directement à la </text:span><text:span text:style-name="T21">i</text:span><text:span text:style-name="T11">-ème valeur sans décompresser l’ensemble du tableau.<text:line-break/>L’algorithme localise le mot correspondant et extrait la valeur en appliquant un décalage à droite (</text:span><text:span text:style-name="Source_20_Text"><text:span text:style-name="T11">&gt;&gt;&gt; offset</text:span></text:span><text:span text:style-name="T11">) et un masque binaire (</text:span><text:span text:style-name="Source_20_Text"><text:span text:style-name="T11">maskLow(k)</text:span></text:span><text:span text:style-name="T11">).</text:span></text:p>
      <text:p text:style-name="StandardText"><text:span text:style-name="Source_20_Text"><text:span text:style-name="T11">int word = i / valuesPerWord;</text:span></text:span></text:p>
      <text:p text:style-name="StandardText"><text:span text:style-name="Source_20_Text"><text:span text:style-name="T11">int slot = i % valuesPerWord;</text:span></text:span></text:p>
      <text:p text:style-name="StandardText"><text:span text:style-name="Source_20_Text"><text:span text:style-name="T11">int offset = slot * k;</text:span></text:span></text:p>
      <text:p text:style-name="StandardText"><text:span text:style-name="Source_20_Text"><text:span text:style-name="T11">int w = compresse[word];</text:span></text:span></text:p>
      <text:p text:style-name="StandardText"><text:span text:style-name="Source_20_Text"><text:span text:style-name="T11">return (w &gt;&gt;&gt; offset) &amp; maskLow(k);</text:span></text:span></text:p>
      <text:p text:style-name="StandardText"><text:span text:style-name="T11">Cette approche garantit un </text:span><text:span text:style-name="Strong_20_Emphasis"><text:span text:style-name="T12">accès constant (O(1))</text:span></text:span><text:span text:style-name="T11">, idéal pour des opérations répétées ou aléatoires sur des données compressées.</text:span></text:p>
      <text:h text:style-name="P3" text:outline-level="3"><text:span text:style-name="T4">4</text:span>.2.6 Synthèse rapide</text:h>
      <text:p text:style-name="StandardText"><text:span text:style-name="Source_20_Text"><text:span text:style-name="T11">NoCrossBitPacker</text:span></text:span><text:span text:style-name="T22"> est une version plus simple et plus régulière du Bit Packing.<text:line-break/>Elle offre un bon compromis entre</text:span><text:span text:style-name="T23"> </text:span><text:span text:style-name="Strong_20_Emphasis"><text:span text:style-name="T23">efficacité</text:span></text:span><text:span text:style-name="T23"> et </text:span><text:span text:style-name="Strong_20_Emphasis"><text:span text:style-name="T23">lisibilité du code</text:span></text:span><text:span text:style-name="T23">, tout en maintenant un accès direct rapide aux données compressées.</text:span><text:span text:style-name="T22"><text:line-break/>Son absence de chevauchement facilite grandement la maintenance et la vérification de la justesse des opérations.</text:span></text:p>
      <text:h text:style-name="StandardText" text:outline-level="2"><text:span text:style-name="T13">4</text:span><text:span text:style-name="T14">.</text:span><text:span text:style-name="T24">3 </text:span><text:span text:style-name="T14">La classe </text:span><text:span text:style-name="Source_20_Text"><text:span text:style-name="T14">OverflowBitPacke</text:span></text:span><text:span text:style-name="Source_20_Text"><text:span text:style-name="T25">r</text:span></text:span></text:h>
      <text:p text:style-name="StandardText"><text:span text:style-name="T11">La classe </text:span><text:span text:style-name="Source_20_Text"><text:span text:style-name="T11">Overflow</text:span></text:span><text:span text:style-name="Source_20_Text"><text:span text:style-name="T12">BitPacker</text:span></text:span><text:span text:style-name="T12"> représente la </text:span><text:span text:style-name="Strong_20_Emphasis"><text:span text:style-name="T12">version la plus évoluée</text:span></text:span><text:span text:style-name="T12"> du mécanisme de compression d’entiers mis en œuvre dans ce projet.<text:line-break/>Elle a pour objectif d’optimiser le </text:span><text:span text:style-name="Strong_20_Emphasis"><text:span text:style-name="T12">taux de compression</text:span></text:span><text:span text:style-name="T12"> en s’adaptant automatiquement à la </text:span><text:span text:style-name="Strong_20_Emphasis"><text:span text:style-name="T12">répartition des valeurs</text:span></text:span><text:span text:style-name="T12"> dans le tableau d’entrée, tout en garantissant un </text:span><text:span text:style-name="Strong_20_Emphasis"><text:span text:style-name="T12">accès direct</text:span></text:span><text:span text:style-name="T12"> à chaque élément après compression.</text:span></text:p>
      <text:p text:style-name="StandardText"><text:span text:style-name="T12">Contrairement aux approches classiques </text:span><text:span text:style-name="T11">(</text:span><text:span text:style-name="Source_20_Text"><text:span text:style-name="T11">CrossBitPacker</text:span></text:span><text:span text:style-name="T11"> et </text:span><text:span text:style-name="Source_20_Text"><text:span text:style-name="T11">NoCrossBitPacker</text:span></text:span><text:span text:style-name="T11">), qui utilisent un même nombre de bits </text:span><text:span text:style-name="Source_20_Text"><text:span text:style-name="T11">k</text:span></text:span><text:span text:style-name="T11"> pour tous les éléments, cette version introduit une </text:span><text:span text:style-name="Strong_20_Emphasis"><text:span text:style-name="T12">zone de débordement</text:span></text:span><text:span text:style-name="T12"> </text:span><text:span text:style-name="T11"><text:s/>destinée à stocker les valeurs exceptionnelles nécessitant davantage de bits que la majorité.</text:span></text:p>
      <text:h text:style-name="P3" text:outline-level="3"><text:span text:style-name="T4">4</text:span>.<text:span text:style-name="T1">3.</text:span>1 Objectif et principe général</text:h>
      <text:p text:style-name="StandardText"><text:span text:style-name="T11">L’idée de base repose sur un constat simple : dans un grand tableau d’entiers, la majorité des valeurs peut être représentée sur un petit nombre de bits, tandis que quelques valeurs isolées exigent davantage de bits.<text:line-break/></text:span><text:soft-page-break/><text:span text:style-name="T11">Les méth</text:span><text:span text:style-name="T12">odes classiques imposent de réserver </text:span><text:span text:style-name="Source_20_Text"><text:span text:style-name="T12">k</text:span></text:span><text:span text:style-name="T12"> bits pour </text:span><text:span text:style-name="Strong_20_Emphasis"><text:span text:style-name="T12">tous</text:span></text:span><text:span text:style-name="T12"> les éléments, où </text:span><text:span text:style-name="Source_20_Text"><text:span text:style-name="T12">k</text:span></text:span><text:span text:style-name="T12"> correspond à la taille nécessaire pour représenter la valeur la plus grande.<text:line-break/>Cela provoque un </text:span><text:span text:style-name="Strong_20_Emphasis"><text:span text:style-name="T12">gaspillage d’espace binaire</text:span></text:span><text:span text:style-name="T12">, puisque la majorité des entiers n’utilise pas toute cette capacité.</text:span></text:p>
      <text:p text:style-name="StandardText"><text:span text:style-name="Source_20_Text"><text:span text:style-name="T11">OverflowBitPacker</text:span></text:span><text:span text:style-name="T11"> remédie à ce problème en séparant les données en deux ensembles :</text:span></text:p>
      <text:list text:style-name="L7">
        <text:list-item>
          <text:p text:style-name="P22"><text:span text:style-name="T11">une</text:span><text:span text:style-name="T12"> </text:span><text:span text:style-name="Strong_20_Emphasis"><text:span text:style-name="T12">zone principale</text:span></text:span><text:span text:style-name="T12"> contenant la majorité des valeurs, encodées sur un petit nombre de bits </text:span><text:span text:style-name="Source_20_Text"><text:span text:style-name="T12">petitK</text:span></text:span><text:span text:style-name="T12"> ;</text:span></text:p>
        </text:list-item>
        <text:list-item>
          <text:p text:style-name="P22"><text:span text:style-name="T12">une </text:span><text:span text:style-name="Strong_20_Emphasis"><text:span text:style-name="T12">zone de débordement</text:span></text:span><text:span text:style-name="T12">, qui stocke uniquement les valeurs trop grandes pour être représentées sur </text:span><text:span text:style-name="Source_20_Text"><text:span text:style-name="T12">petitK</text:span></text:span><text:span text:style-name="T12"> bits.</text:span></text:p>
        </text:list-item>
      </text:list>
      <text:p text:style-name="StandardText"><text:span text:style-name="T12">Chaque champ compre</text:span><text:span text:style-name="T11">ssé contient alors un </text:span><text:span text:style-name="Strong_20_Emphasis"><text:span text:style-name="T12">bit de drapeau</text:span></text:span><text:span text:style-name="T12"> </text:span><text:span text:style-name="T11">(</text:span><text:span text:style-name="Source_20_Text"><text:span text:style-name="T11">flag</text:span></text:span><text:span text:style-name="T11">) indiquant si la valeur est stockée directement ou bien dans la zone de débordement :</text:span></text:p>
      <text:list text:style-name="L8">
        <text:list-item>
          <text:p text:style-name="P23"><text:span text:style-name="Source_20_Text"><text:span text:style-name="T11">flag = 0</text:span></text:span><text:span text:style-name="T11"> → la valeur est stockée directement sur </text:span><text:span text:style-name="Source_20_Text"><text:span text:style-name="T11">petitK</text:span></text:span><text:span text:style-name="T11"> bits ;</text:span></text:p>
        </text:list-item>
        <text:list-item>
          <text:p text:style-name="P23"><text:span text:style-name="Source_20_Text"><text:span text:style-name="T11">flag = 1</text:span></text:span><text:span text:style-name="T11"> → le champ contient un index vers la position de la valeur réelle dans la zone de débordement.</text:span></text:p>
        </text:list-item>
      </text:list>
      <text:p text:style-name="StandardText"><text:span text:style-name="T11">Ce mécanisme assure une</text:span><text:span text:style-name="T12"> </text:span><text:span text:style-name="Strong_20_Emphasis"><text:span text:style-name="T12">compression fine</text:span></text:span><text:span text:style-name="T12"> et </text:span><text:span text:style-name="Strong_20_Emphasis"><text:span text:style-name="T12">non destructive</text:span></text:span><text:span text:style-name="T11">, tout en conservant la possibilité d’un accès direct à n’importe quel élément du tableau compressé.</text:span></text:p>
      <text:h text:style-name="P3" text:outline-level="3"><text:span text:style-name="T4">4</text:span>.<text:span text:style-name="T1">3.</text:span>2 Structure interne et variables principales</text:h>
      <text:p text:style-name="P4">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4">Variable</text:p>
            </table:table-cell>
            <table:table-cell table:style-name="Tableau1.A1" office:value-type="string">
              <text:p text:style-name="P4">Description</text:p>
            </table:table-cell>
          </table:table-row>
        </table:table-header-rows>
        <table:table-row>
          <table:table-cell table:style-name="Tableau1.A1" office:value-type="string">
            <text:p text:style-name="StandardText"><text:span text:style-name="Source_20_Text"><text:span text:style-name="T11">taille</text:span></text:span></text:p>
          </table:table-cell>
          <table:table-cell table:style-name="Tableau1.A1" office:value-type="string">
            <text:p text:style-name="P4">Nombre total d’entiers à compresser</text:p>
          </table:table-cell>
        </table:table-row>
        <table:table-row>
          <table:table-cell table:style-name="Tableau1.A1" office:value-type="string">
            <text:p text:style-name="StandardText"><text:span text:style-name="Source_20_Text"><text:span text:style-name="T11">petitK</text:span></text:span></text:p>
          </table:table-cell>
          <table:table-cell table:style-name="Tableau1.A1" office:value-type="string">
            <text:p text:style-name="P4">Nombre de bits utilisés pour la majorité des valeurs</text:p>
          </table:table-cell>
        </table:table-row>
        <table:table-row>
          <table:table-cell table:style-name="Tableau1.A1" office:value-type="string">
            <text:p text:style-name="StandardText"><text:span text:style-name="Source_20_Text"><text:span text:style-name="T11">bitsChamp</text:span></text:span></text:p>
          </table:table-cell>
          <table:table-cell table:style-name="Tableau1.A1" office:value-type="string">
            <text:p text:style-name="P4">Taille totale d’un champ compressé (1 bit de drapeau + contenu)</text:p>
          </table:table-cell>
        </table:table-row>
        <table:table-row>
          <table:table-cell table:style-name="Tableau1.A1" office:value-type="string">
            <text:p text:style-name="StandardText"><text:span text:style-name="Source_20_Text"><text:span text:style-name="T11">nbDebordement</text:span></text:span></text:p>
          </table:table-cell>
          <table:table-cell table:style-name="Tableau1.A1" office:value-type="string">
            <text:p text:style-name="P4">Nombre de valeurs déportées dans la zone de débordement</text:p>
          </table:table-cell>
        </table:table-row>
        <table:table-row>
          <table:table-cell table:style-name="Tableau1.A1" office:value-type="string">
            <text:p text:style-name="StandardText"><text:span text:style-name="Source_20_Text"><text:span text:style-name="T11">valeursDebordement[]</text:span></text:span></text:p>
          </table:table-cell>
          <table:table-cell table:style-name="Tableau1.A1" office:value-type="string">
            <text:p text:style-name="P4">Tableau contenant les valeurs réelles des débordements</text:p>
          </table:table-cell>
        </table:table-row>
        <table:table-row>
          <table:table-cell table:style-name="Tableau1.A1" office:value-type="string">
            <text:p text:style-name="StandardText"><text:span text:style-name="Source_20_Text"><text:span text:style-name="T11">champsPackes[]</text:span></text:span></text:p>
          </table:table-cell>
          <table:table-cell table:style-name="Tableau1.A1" office:value-type="string">
            <text:p text:style-name="P4">Tableau d’entiers représentant la séquence binaire compressée</text:p>
          </table:table-cell>
        </table:table-row>
      </table:table>
      <text:p text:style-name="StandardText"><text:span text:style-name="Source_20_Text"><text:span text:style-name="T11"/></text:span></text:p>
      <text:h text:style-name="StandardText" text:outline-level="3"><text:span text:style-name="T13">4</text:span><text:span text:style-name="T14">.3.</text:span><text:span text:style-name="T24">3</text:span><text:span text:style-name="T14"> Calcul automatique du paramètre optimal </text:span><text:span text:style-name="Source_20_Text"><text:span text:style-name="T14">petitK</text:span></text:span></text:h>
      <text:p text:style-name="StandardText"><text:span text:style-name="T12">Le choix du nombre de bits </text:span><text:span text:style-name="Source_20_Text"><text:span text:style-name="T12">petitK</text:span></text:span><text:span text:style-name="T12"> constitue l’élément central de l’algorithme.<text:line-break/>Celui-ci est déterminé automatiquement à partir d’une </text:span><text:span text:style-name="Strong_20_Emphasis"><text:span text:style-name="T12">minimisation du coût total en bits</text:span></text:span><text:span text:style-name="T12"> :</text:span></text:p>
      <text:p text:style-name="P24"><text:soft-page-break/>totalBits = n×bitsChamp+nbDebordement×32 </text:p>
      <text:p text:style-name="P24">où :</text:p>
      <text:p text:style-name="P24">bitsChamp= 1 + max⁡(petitK,bitsNeeded(nbDebordement−1))</text:p>
      <text:p text:style-name="P24">Le premier terme représente le coût de la zone principale, et le second celui de la zone de débordement (chaque valeur de débordement occupant 32 bits).</text:p>
      <text:p text:style-name="StandardText"><text:span text:style-name="T12">L’algorithme parcourt toutes les valeurs candidates de </text:span><text:span text:style-name="Source_20_Text"><text:span text:style-name="T12">petitK</text:span></text:span><text:span text:style-name="T12"> comprises entre 0 et le nombre de bits nécessaires à la plus grande valeur du tableau (</text:span><text:span text:style-name="Source_20_Text"><text:span text:style-name="T12">bitsMax</text:span></text:span><text:span text:style-name="T12">).<text:line-break/>Pour chaque candidat, il calcule :</text:span></text:p>
      <text:list text:style-name="L9">
        <text:list-item>
          <text:p text:style-name="P25"><text:span text:style-name="T12">le </text:span><text:span text:style-name="Strong_20_Emphasis"><text:span text:style-name="T12">nombre de valeurs en débordement</text:span></text:span><text:span text:style-name="T12"> (</text:span><text:span text:style-name="Source_20_Text"><text:span text:style-name="T12">nbDebordement</text:span></text:span><text:span text:style-name="T12">),</text:span></text:p>
        </text:list-item>
        <text:list-item>
          <text:p text:style-name="P25"><text:span text:style-name="T11">la </text:span><text:span text:style-name="Strong_20_Emphasis"><text:span text:style-name="T12">taille totale du flux compressé</text:span></text:span><text:span text:style-name="T12"> (</text:span><text:span text:style-name="Source_20_Text"><text:span text:style-name="T12">totalBits</text:span></text:span><text:span text:style-name="T12">).</text:span></text:p>
        </text:list-item>
      </text:list>
      <text:p text:style-name="StandardText"><text:span text:style-name="T12">Le </text:span><text:span text:style-name="Source_20_Text"><text:span text:style-name="T12">petitK</text:span></text:span><text:span text:style-name="T12"> minimisant ce total est retenu comme </text:span><text:span text:style-name="Strong_20_Emphasis"><text:span text:style-name="T12">meilleure configuration</text:span></text:span><text:span text:style-name="T12">.<text:line-break/>Cette approche adaptative permet d’ajuster dynamiquement la compression à la distribution réelle des données.</text:span></text:p>
      <text:h text:style-name="P3" text:outline-level="3"><text:span text:style-name="T4">4</text:span>.<text:span text:style-name="T1">3.</text:span>4 Étapes de la compression</text:h>
      <text:p text:style-name="StandardText"><text:span text:style-name="T11">Le processus de compression dans </text:span><text:span text:style-name="Source_20_Text"><text:span text:style-name="T11">OverflowBitPacker</text:span></text:span><text:span text:style-name="T11"> se déroule en plusieurs étapes bien définies :</text:span></text:p>
      <text:list text:style-name="L10">
        <text:list-item>
          <text:p text:style-name="P26"><text:span text:style-name="Strong_20_Emphasis"><text:span text:style-name="T11">Analyse préliminaire</text:span></text:span><text:span text:style-name="T11"><text:line-break/>Pour chaque entier du tableau d’entrée, on calcule le nombre minimal de bits nécessaires (</text:span><text:span text:style-name="Source_20_Text"><text:span text:style-name="T11">bitsnecessaires[]</text:span></text:span><text:span text:style-name="T11">) à sa représentation.<text:line-break/>Cela permet de détecter les valeurs susceptibles de provoquer un débordement.</text:span></text:p>
        </text:list-item>
        <text:list-item>
          <text:p text:style-name="P26"><text:span text:style-name="Strong_20_Emphasis"><text:span text:style-name="T11">Recherche du meilleur </text:span></text:span><text:span text:style-name="Strong_20_Emphasis"><text:span text:style-name="Source_20_Text"><text:span text:style-name="T11">petitK</text:span></text:span></text:span><text:span text:style-name="T11"><text:line-break/>L’algorithme évalue toutes les valeurs candidates de </text:span><text:span text:style-name="Source_20_Text"><text:span text:style-name="T11">petitK</text:span></text:span><text:span text:style-name="T11"> et conserve celle minimisant la taille totale du flux binaire (voir formule précédente).</text:span></text:p>
        </text:list-item>
        <text:list-item>
          <text:p text:style-name="P26"><text:span text:style-name="Strong_20_Emphasis"><text:span text:style-name="T11">Création de la zone de débordement</text:span></text:span><text:span text:style-name="T11"><text:line-break/>Les valeurs ne pouvant être codées sur </text:span><text:span text:style-name="Source_20_Text"><text:span text:style-name="T11">petitK</text:span></text:span><text:span text:style-name="T11"> bits sont transférées dans une liste </text:span><text:span text:style-name="Source_20_Text"><text:span text:style-name="T11">valeursDebordement[]</text:span></text:span><text:span text:style-name="T11">.<text:line-break/>Chaque valeur de cette zone reçoit u</text:span><text:span text:style-name="T12">n </text:span><text:span text:style-name="Strong_20_Emphasis"><text:span text:style-name="T12">indice</text:span></text:span><text:span text:style-name="T11"> unique permettant de la retrouver facilement lors de la décompression.</text:span></text:p>
        </text:list-item>
        <text:list-item>
          <text:p text:style-name="P26"><text:span text:style-name="Strong_20_Emphasis"><text:span text:style-name="T11">Construction du flux compressé (</text:span></text:span><text:span text:style-name="Strong_20_Emphasis"><text:span text:style-name="Source_20_Text"><text:span text:style-name="T11">champsPackes[]</text:span></text:span></text:span><text:span text:style-name="Strong_20_Emphasis"><text:span text:style-name="T11">)</text:span></text:span><text:span text:style-name="T11"><text:line-break/>Pour chaque élément du tableau :</text:span></text:p>
          <text:list>
            <text:list-item>
              <text:p text:style-name="P26"><text:span text:style-name="T11">Si la valeur tient sur </text:span><text:span text:style-name="Source_20_Text"><text:span text:style-name="T11">petitK</text:span></text:span><text:span text:style-name="T11"> bits → on stocke directement la valeur avec </text:span><text:span text:style-name="Source_20_Text"><text:span text:style-name="T11">flag = 0</text:span></text:span><text:span text:style-name="T11">.</text:span></text:p>
            </text:list-item>
            <text:list-item>
              <text:p text:style-name="P26"><text:span text:style-name="T11">Sinon → on stocke l’indice de débordement avec </text:span><text:span text:style-name="Source_20_Text"><text:span text:style-name="T11">flag = 1</text:span></text:span><text:span text:style-name="T11">.<text:line-break/>L’ensemble est encodé dans des mots de 32 bits, en gérant le cas particulier des valeurs chevauchant deux mots consécutifs.</text:span></text:p>
            </text:list-item>
          </text:list>
        </text:list-item>
      </text:list>
      <text:p text:style-name="StandardText"><text:span text:style-name="T11">Ce mécanisme assure </text:span><text:span text:style-name="T12">un </text:span><text:span text:style-name="Strong_20_Emphasis"><text:span text:style-name="T12">équilibre optimal entre compacité et accessibilité</text:span></text:span><text:span text:style-name="T12">.</text:span></text:p>
      <text:h text:style-name="P3" text:outline-level="3"><text:soft-page-break/><text:span text:style-name="T4">4</text:span>.<text:span text:style-name="T1">3.</text:span>5 Décompression des données</text:h>
      <text:p text:style-name="StandardText"><text:span text:style-name="T11">La méthode </text:span><text:span text:style-name="Source_20_Text"><text:span text:style-name="T11">decompress(int[] tab)</text:span></text:span><text:span text:style-name="T11"> reconstitue le tableau original à partir des données compressées.<text:line-break/>Pour chaque élément :</text:span></text:p>
      <text:list text:style-name="L11">
        <text:list-item>
          <text:p text:style-name="P27"><text:span text:style-name="T11">On calcule la position du champ dans le flux (</text:span><text:span text:style-name="Source_20_Text"><text:span text:style-name="T11">posBits = i * bitsChamp</text:span></text:span><text:span text:style-name="T11">).</text:span></text:p>
        </text:list-item>
        <text:list-item>
          <text:p text:style-name="P27"><text:span text:style-name="T11">On lit les bits correspondants, puis on extrait le drapeau (</text:span><text:span text:style-name="Source_20_Text"><text:span text:style-name="T11">flag</text:span></text:span><text:span text:style-name="T11">) et le contenu du champ.</text:span></text:p>
        </text:list-item>
        <text:list-item>
          <text:p text:style-name="P27"><text:span text:style-name="T11">Si </text:span><text:span text:style-name="Source_20_Text"><text:span text:style-name="T11">flag == 0</text:span></text:span><text:span text:style-name="T11">, la valeur décompressée correspond directement au contenu.</text:span></text:p>
        </text:list-item>
        <text:list-item>
          <text:p text:style-name="P27"><text:span text:style-name="T11">Si </text:span><text:span text:style-name="Source_20_Text"><text:span text:style-name="T11">flag == 1</text:span></text:span><text:span text:style-name="T11">, la valeur est récupérée dans la zone de débordement<text:tab/>(</text:span><text:span text:style-name="Source_20_Text"><text:span text:style-name="T11">valeursDebordement[contenu]</text:span></text:span><text:span text:style-name="T11">).</text:span></text:p>
        </text:list-item>
      </text:list>
      <text:p text:style-name="StandardText"><text:span text:style-name="T11">Cette méthode garantit une </text:span><text:span text:style-name="Strong_20_Emphasis"><text:span text:style-name="T12">décompression sans perte</text:span></text:span><text:span text:style-name="T11"> : les données reconstruites sont identiques aux données d’origine, comme confirmé par les tests utilisant </text:span><text:span text:style-name="Source_20_Text"><text:span text:style-name="T11">Arrays.equals()</text:span></text:span><text:span text:style-name="T11">.</text:span></text:p>
      <text:h text:style-name="P3" text:outline-level="3"><text:span text:style-name="T4">4</text:span>.<text:span text:style-name="T1">3.</text:span>6 Accès direct à un élément compressé</text:h>
      <text:p text:style-name="StandardText"><text:span text:style-name="T12">Une des forces de cette approche est la méthode </text:span><text:span text:style-name="Source_20_Text"><text:span text:style-name="T12">get(int i)</text:span></text:span><text:span text:style-name="T12">, qui permet un </text:span><text:span text:style-name="Strong_20_Emphasis"><text:span text:style-name="T12">accès aléatoire direct</text:span></text:span><text:span text:style-name="T12"> à un éléme</text:span><text:span text:style-name="T11">nt du tableau sans décompresser la totalité des données.</text:span></text:p>
      <text:p text:style-name="StandardText"><text:span text:style-name="T11">Le fonctionnement est identique à celui de la décompression, mais limité à un seul indice </text:span><text:span text:style-name="Source_20_Text"><text:span text:style-name="T11">i</text:span></text:span><text:span text:style-name="T11">.<text:line-break/>Grâce au calcul précis de la position bit à bit (</text:span><text:span text:style-name="Source_20_Text"><text:span text:style-name="T11">posBits</text:span></text:span><text:span text:style-name="T11">), il suffit de lire le champ correspondant et d’appliquer la même logique de drapeau (</text:span><text:span text:style-name="Source_20_Text"><text:span text:style-name="T11">flag</text:span></text:span><text:span text:style-name="T11">) pour obtenir instantanément la valeur originale.</text:span></text:p>
      <text:p text:style-name="P4">Cette propriété est essentielle dans un contexte de transmission ou de traitement de données massives, où l’accès à un élément spécifique doit rester rapide et constant (complexité en O(1)).</text:p>
      <text:h text:style-name="P3" text:outline-level="3"><text:span text:style-name="T4">4</text:span>.<text:span text:style-name="T26">3.</text:span>7 Gestion des bits et robustesse</text:h>
      <text:p text:style-name="StandardText"><text:span text:style-name="T12">Le traitement bit à bit est un aspect particulièrement technique de cette classe.<text:line-break/>Les champs compressés peuvent parfois </text:span><text:span text:style-name="Strong_20_Emphasis"><text:span text:style-name="T12">déborder d’un mot de 32 bits</text:span></text:span><text:span text:style-name="T12">.<text:line-break/>Dans ce cas :</text:span></text:p>
      <text:list text:style-name="L12">
        <text:list-item>
          <text:p text:style-name="P28"><text:span text:style-name="T12">La partie basse du champ est stockée dans le mot courant (</text:span><text:span text:style-name="Source_20_Text"><text:span text:style-name="T27">poidsFaible</text:span></text:span><text:span text:style-name="T12">),</text:span></text:p>
        </text:list-item>
        <text:list-item>
          <text:p text:style-name="P28"><text:span text:style-name="T12">La partie haute dans le mot suivant (</text:span><text:span text:style-name="Source_20_Text"><text:span text:style-name="T27">poidsFort</text:span></text:span><text:span text:style-name="T12">).</text:span></text:p>
        </text:list-item>
      </text:list>
      <text:p text:style-name="StandardText"><text:span text:style-name="T12">Les opérations de </text:span><text:span text:style-name="Strong_20_Emphasis"><text:span text:style-name="T12">masquage</text:span></text:span><text:span text:style-name="T12"> (</text:span><text:span text:style-name="Source_20_Text"><text:span text:style-name="T12">maskLow(k)</text:span></text:span><text:span text:style-name="T12">) et de </text:span><text:span text:style-name="Strong_20_Emphasis"><text:span text:style-name="T12">décalage binaire</text:span></text:span><text:span text:style-name="T12"> (</text:span><text:span text:style-name="Source_20_Text"><text:span text:style-name="T12">&lt;&lt;</text:span></text:span><text:span text:style-name="T12"> et </text:span><text:span text:style-name="Source_20_Text"><text:span text:style-name="T12">&gt;&gt;&gt;</text:span></text:span><text:span text:style-name="T12">) permettent de gérer avec précision ce fractionnement sans perte de données ni chevauchement.<text:line-break/>Ce</text:span><text:span text:style-name="T28">la g</text:span><text:span text:style-name="T12">arantit la </text:span><text:span text:style-name="Strong_20_Emphasis"><text:span text:style-name="T12">cohérence du flux binaire</text:span></text:span><text:span text:style-name="T12"> quel que soit le nombre de bits utilisé.</text:span></text:p>
      <text:h text:style-name="StandardText" text:outline-level="3" text:is-list-header="true"><text:span text:style-name="T12"/></text:h>
      <text:p text:style-name="StandardText"><text:span text:style-name="Strong_20_Emphasis"><text:span text:style-name="T29">5.</text:span></text:span><text:span text:style-name="Strong_20_Emphasis"><text:span text:style-name="T11">Objectifs de la classe </text:span></text:span><text:span text:style-name="Source_20_Text"><text:span text:style-name="T14">Bench</text:span></text:span></text:p>
      <text:p text:style-name="StandardText"><text:soft-page-break/><text:span text:style-name="T11">L’objectif principal de cette classe est de fournir un </text:span><text:span text:style-name="Strong_20_Emphasis"><text:span text:style-name="T12">cadre de mesure</text:span></text:span><text:span text:style-name="T12"> </text:span><text:span text:style-name="T11">des performances des différents </text:span><text:span text:style-name="T30">compresseurs</text:span><text:span text:style-name="T11">.</text:span></text:p>
      <text:p text:style-name="P4">Les trois métriques évaluées sont :</text:p>
      <text:list text:style-name="L13">
        <text:list-item>
          <text:p text:style-name="P29"><text:span text:style-name="Strong_20_Emphasis"><text:span text:style-name="T12">Le temps de compression</text:span></text:span><text:span text:style-name="T12"> – mesure la rapidité avec laquelle un tableau d’entiers est transformé en représentation compacte.</text:span></text:p>
        </text:list-item>
        <text:list-item>
          <text:p text:style-name="P29"><text:span text:style-name="Strong_20_Emphasis"><text:span text:style-name="T12">Le temps d’accès (</text:span></text:span><text:span text:style-name="Source_20_Text"><text:span text:style-name="T12">get</text:span></text:span><text:span text:style-name="Strong_20_Emphasis"><text:span text:style-name="T12">)</text:span></text:span><text:span text:style-name="T12"> – mesure la capacité du système à restituer rapidement une valeur précise sans décompresser l’ensemble du tableau.</text:span></text:p>
        </text:list-item>
        <text:list-item>
          <text:p text:style-name="P29"><text:span text:style-name="Strong_20_Emphasis"><text:span text:style-name="T12">Le temps de décompression</text:span></text:span><text:span text:style-name="T12"> </text:span><text:span text:style-name="T11">– mesure la vitesse de reconstruction du tableau d’origine à partir de la version compressée.</text:span></text:p>
        </text:list-item>
      </text:list>
      <text:p text:style-name="StandardText"><text:span text:style-name="T11">L’ensemble de ces mesures est effectué à l’aide d’un protocole rigoureux basé sur des exécutions répétées, une phase de </text:span><text:span text:style-name="Emphasis"><text:span text:style-name="T11">warm-up</text:span></text:span><text:span text:style-name="T11"> et un chronométrage en nanosecondes.</text:span></text:p>
      <text:h text:style-name="StandardText" text:outline-level="3"><text:span text:style-name="Strong_20_Emphasis"><text:span text:style-name="T11"/></text:span></text:h>
      <text:h text:style-name="StandardText" text:outline-level="3"><text:span text:style-name="Strong_20_Emphasis"><text:span text:style-name="T29">5</text:span></text:span><text:span text:style-name="Strong_20_Emphasis"><text:span text:style-name="T11">.</text:span></text:span><text:span text:style-name="Strong_20_Emphasis"><text:span text:style-name="T29">1</text:span></text:span><text:span text:style-name="Strong_20_Emphasis"><text:span text:style-name="T11">. La phase de </text:span></text:span><text:span text:style-name="Emphasis"><text:span text:style-name="T31">warm-up</text:span></text:span><text:span text:style-name="Strong_20_Emphasis"><text:span text:style-name="T11"> : échauffement de la JVM</text:span></text:span></text:h>
      <text:p text:style-name="StandardText"><text:span text:style-name="T12">L’une des particularités du benchmarking en Java réside dans la présence du </text:span><text:span text:style-name="Strong_20_Emphasis"><text:span text:style-name="T12">JIT (Just-In-Time compiler)</text:span></text:span><text:span text:style-name="T12">, composant de la JVM qui optimise le code à l’exécution.<text:line-break/>Lorsqu’un programme démarre, le code Java est interprété, puis progressivement </text:span><text:span text:style-name="Strong_20_Emphasis"><text:span text:style-name="T12">compilé dynamiquement</text:span></text:span><text:span text:style-name="T12"> en instructions machine optimisées à mesure qu’il est exécuté plusieurs fois.<text:line-break/>Ainsi, les premières exécutions sont souvent </text:span><text:span text:style-name="Strong_20_Emphasis"><text:span text:style-name="T12">plus lentes</text:span></text:span><text:span text:style-name="T12"> que les suivantes, car la JVM n’a pas encore optimisé les portions de code les plus fréquemment appelées.</text:span></text:p>
      <text:p text:style-name="StandardText"><text:span text:style-name="T12">Pour éviter de fausser les mesures, la méthode </text:span><text:span text:style-name="Source_20_Text"><text:span text:style-name="T12">runSimpleBench()</text:span></text:span><text:span text:style-name="T12"> commence donc par une </text:span><text:span text:style-name="Strong_20_Emphasis"><text:span text:style-name="T12">phase de warm-up</text:span></text:span><text:span text:style-name="T12"> :</text:span></text:p>
      <text:p text:style-name="StandardText"><text:span text:style-name="Source_20_Text"><text:span text:style-name="T12">for (int w = 0; w &lt; 20; w++) {</text:span></text:span></text:p>
      <text:p text:style-name="StandardText"><text:span text:style-name="Source_20_Text"><text:span text:style-name="T12"><text:s text:c="4"/>packer.compress(data);</text:span></text:span></text:p>
      <text:p text:style-name="StandardText"><text:span text:style-name="Source_20_Text"><text:span text:style-name="T12">}</text:span></text:span></text:p>
      <text:p text:style-name="StandardText"><text:span text:style-name="T11">Cette étape d’échauffement consiste à exécuter la méthode </text:span><text:span text:style-name="Source_20_Text"><text:span text:style-name="T11">compress()</text:span></text:span><text:span text:style-name="T11"> une vingtaine de fois avant les mesures officielles.<text:line-break/>Cela permet au JI</text:span><text:span text:style-name="T12">T d’optimiser la boucle et au cache processeur de se stabiliser, garantissant ainsi que les mesures suivantes reflètent la </text:span><text:span text:style-name="Strong_20_Emphasis"><text:span text:style-name="T12">vitesse réelle du code optimisé</text:span></text:span><text:span text:style-name="T12">.</text:span><text:span text:style-name="T11"><text:line-break/>Sans cette phase, les résultats seraient plus variables et non représentatifs des performances de production.</text:span></text:p>
      <text:h text:style-name="P30" text:outline-level="3"><text:span text:style-name="Strong_20_Emphasis"><text:span text:style-name="T29">5.2</text:span></text:span><text:span text:style-name="Strong_20_Emphasis"><text:span text:style-name="T11">. Mét</text:span></text:span><text:span text:style-name="Strong_20_Emphasis"><text:span text:style-name="T32">hode de mesure : </text:span></text:span><text:span text:style-name="Strong_20_Emphasis"><text:span text:style-name="T11">la fonction </text:span></text:span><text:span text:style-name="Source_20_Text"><text:span text:style-name="T33">chrono</text:span></text:span><text:span text:style-name="Source_20_Text"><text:span text:style-name="T11">Ns()</text:span></text:span></text:h>
      <text:p text:style-name="StandardText"><text:span text:style-name="T11">La classe </text:span><text:span text:style-name="Source_20_Text"><text:span text:style-name="T11">Bench</text:span></text:span><text:span text:style-name="T11"> repose sur une fonction utilitaire simple mais robuste pour mesurer les durées d’exécution :</text:span></text:p>
      <text:p text:style-name="StandardText"><text:span text:style-name="Source_20_Text"><text:span text:style-name="T11">public static long </text:span></text:span><text:span text:style-name="Source_20_Text"><text:span text:style-name="T33">chrono</text:span></text:span><text:span text:style-name="Source_20_Text"><text:span text:style-name="T11">Ns(Runnable r, int repeats) {</text:span></text:span></text:p>
      <text:p text:style-name="StandardText"><text:soft-page-break/><text:span text:style-name="Source_20_Text"><text:span text:style-name="T11"><text:s text:c="4"/>long start = System.nanoTime();</text:span></text:span></text:p>
      <text:p text:style-name="StandardText"><text:span text:style-name="Source_20_Text"><text:span text:style-name="T11"><text:s text:c="4"/>for (int i = 0; i &lt; repeats; i++) r.run();</text:span></text:span></text:p>
      <text:p text:style-name="StandardText"><text:span text:style-name="Source_20_Text"><text:span text:style-name="T11"><text:s text:c="4"/>long end = System.nanoTime();</text:span></text:span></text:p>
      <text:p text:style-name="StandardText"><text:span text:style-name="Source_20_Text"><text:span text:style-name="T11"><text:s text:c="4"/>return end - start;</text:span></text:span></text:p>
      <text:p text:style-name="StandardText"><text:span text:style-name="Source_20_Text"><text:span text:style-name="T11">}</text:span></text:span></text:p>
      <text:p text:style-name="StandardText"><text:span text:style-name="T11">Cette m</text:span><text:span text:style-name="T12">éthode prend en paramètre une </text:span><text:span text:style-name="Strong_20_Emphasis"><text:span text:style-name="T34">fonction</text:span></text:span><text:span text:style-name="T12"> (</text:span><text:span text:style-name="Source_20_Text"><text:span text:style-name="T12">Runnable</text:span></text:span><text:span text:style-name="T12">) et le nombre d’</text:span><text:span text:style-name="Strong_20_Emphasis"><text:span text:style-name="T12">itérations</text:span></text:span><text:span text:style-name="T12"> à répéter.<text:line-break/>L’usage de </text:span><text:span text:style-name="Source_20_Text"><text:span text:style-name="T12">System.nanoTime()</text:span></text:span><text:span text:style-name="T12"> permet d’obtenir une précision fine, adaptée à des mesures sur des fragments de code de quelques microse</text:span><text:span text:style-name="T11">condes.<text:line-break/></text:span><text:span text:style-name="T12">En répétant plusieurs fois la même action, on lisse les éventuelles variations dues au système d’exploitation ou à l’allocation mémoire, et on obtient une </text:span><text:span text:style-name="Strong_20_Emphasis"><text:span text:style-name="T12">moyenne statistiquement plus fiable</text:span></text:span><text:span text:style-name="T12">.</text:span></text:p>
      <text:h text:style-name="StandardText" text:outline-level="3"><text:span text:style-name="T14"><text:s/></text:span><text:span text:style-name="T13">5.3</text:span><text:span text:style-name="Strong_20_Emphasis"><text:span text:style-name="T14"> </text:span></text:span><text:span text:style-name="Strong_20_Emphasis"><text:span text:style-name="T11">Mesure de la compression</text:span></text:span></text:h>
      <text:p text:style-name="StandardText"><text:span text:style-name="T11">La première partie du benchmark évalue l</text:span><text:span text:style-name="T12">a </text:span><text:span text:style-name="Strong_20_Emphasis"><text:span text:style-name="T12">rapidité de la compression</text:span></text:span><text:span text:style-name="T12"> :</text:span></text:p>
      <text:p text:style-name="P31"><text:span text:style-name="Source_20_Text"><text:span text:style-name="T12">long tCompression = </text:span></text:span><text:span text:style-name="Source_20_Text"><text:span text:style-name="T34">chronoNs</text:span></text:span><text:span text:style-name="Source_20_Text"><text:span text:style-name="T12">(() -&gt; packer.compress(data), iterations);</text:span></text:span></text:p>
      <text:p text:style-name="StandardText"><text:span text:style-name="Source_20_Text"><text:span text:style-name="T12">System.out.printf("compression : total %d ns, moyenne %.2f µs\n",</text:span></text:span></text:p>
      <text:p text:style-name="StandardText"><text:span text:style-name="Source_20_Text"><text:span text:style-name="T12"><text:s text:c="4"/>tCompression, (tCompression / 1000.0) / iterations);</text:span></text:span></text:p>
      <text:p text:style-name="StandardText"><text:span text:style-name="T12">Chaque implémentation (</text:span><text:span text:style-name="Source_20_Text"><text:span text:style-name="T12">Cross</text:span></text:span><text:span text:style-name="T12">, </text:span><text:span text:style-name="Source_20_Text"><text:span text:style-name="T12">NoCross</text:span></text:span><text:span text:style-name="T12">, </text:span><text:span text:style-name="Source_20_Text"><text:span text:style-name="T12">Overflow</text:span></text:span><text:span text:style-name="T12">) est testée sur le même tableau </text:span><text:span text:style-name="Source_20_Text"><text:span text:style-name="T12">data</text:span></text:span><text:span text:style-name="T12">, avec le même nombre d’itérations.<text:line-break/>Le résultat est affiché à la fois en temps total et en moyenne par itération, en microsecondes.<text:line-break/>Cette partie mesure la </text:span><text:span text:style-name="Strong_20_Emphasis"><text:span text:style-name="T12">complexité intrinsèque de l’algorithme</text:span></text:span><text:span text:style-name="T12"> de compression et permet d’identifier les approches les plus rapides selon le type de données.</text:span></text:p>
      <text:h text:style-name="StandardText" text:outline-level="3"><text:span text:style-name="Strong_20_Emphasis"><text:span text:style-name="T29">5.4</text:span></text:span><text:span text:style-name="Strong_20_Emphasis"><text:span text:style-name="T11"> Mesure des accès aléatoires – méthode </text:span></text:span><text:span text:style-name="Source_20_Text"><text:span text:style-name="T11">get()</text:span></text:span></text:h>
      <text:p text:style-name="StandardText"><text:span text:style-name="T11">Une caractéristique clé du Bit Packing est la possibilité d’accéder directement à un élément compressé sans décompresser tout le tableau.<text:line-break/>Le benchmark évalue donc la </text:span><text:span text:style-name="Strong_20_Emphasis"><text:span text:style-name="T12">latence moyenne d’un grand nombre d’appels </text:span></text:span><text:span text:style-name="Source_20_Text"><text:span text:style-name="T12">get()</text:span></text:span><text:span text:style-name="Strong_20_Emphasis"><text:span text:style-name="T12"> aléatoires</text:span></text:span><text:span text:style-name="T12"> :</text:span></text:p>
      <text:p text:style-name="StandardText"><text:span text:style-name="Source_20_Text"><text:span text:style-name="T11">long tGet = timeNs(() -&gt; {</text:span></text:span></text:p>
      <text:p text:style-name="StandardText"><text:span text:style-name="Source_20_Text"><text:span text:style-name="T11"><text:s text:c="4"/>int s = 0;</text:span></text:span></text:p>
      <text:p text:style-name="StandardText"><text:span text:style-name="Source_20_Text"><text:span text:style-name="T11"><text:s text:c="4"/>for (int q = 0; q &lt; 1000; q++) {</text:span></text:span></text:p>
      <text:p text:style-name="StandardText"><text:span text:style-name="Source_20_Text"><text:span text:style-name="T11"><text:s text:c="8"/>int idx = rnd.nextInt(n);</text:span></text:span></text:p>
      <text:p text:style-name="StandardText"><text:span text:style-name="Source_20_Text"><text:span text:style-name="T11"><text:s text:c="8"/>s += packer.get(idx);</text:span></text:span></text:p>
      <text:p text:style-name="StandardText"><text:span text:style-name="Source_20_Text"><text:span text:style-name="T11"><text:s text:c="4"/>}</text:span></text:span></text:p>
      <text:p text:style-name="StandardText"><text:soft-page-break/><text:span text:style-name="Source_20_Text"><text:span text:style-name="T11">}, iterations);</text:span></text:span></text:p>
      <text:p text:style-name="StandardText"><text:span text:style-name="T11">Cette boucle réalise 1 000 accès aléatoires par itération.<text:line-break/><text:line-break/>Les résultats sont exprimés en millisecondes et </text:span><text:span text:style-name="T33">donne</text:span><text:span text:style-name="T11"> la </text:span><text:span text:style-name="Strong_20_Emphasis"><text:span text:style-name="T12">capacité de l’algorithme à gérer des accès directs efficaces</text:span></text:span><text:span text:style-name="T11"> malgré la compression.</text:span></text:p>
      <text:h text:style-name="StandardText" text:outline-level="3"><text:span text:style-name="Strong_20_Emphasis"><text:span text:style-name="T11"/></text:span></text:h>
      <text:h text:style-name="StandardText" text:outline-level="3"><text:span text:style-name="Strong_20_Emphasis"><text:span text:style-name="T29">5.5</text:span></text:span><text:span text:style-name="Strong_20_Emphasis"><text:span text:style-name="T11"> Mesure de la décompression</text:span></text:span></text:h>
      <text:p text:style-name="StandardText"><text:span text:style-name="T11">Enfin, la troisième phase mesure la </text:span><text:span text:style-name="Strong_20_Emphasis"><text:span text:style-name="T35">v</text:span></text:span><text:span text:style-name="Strong_20_Emphasis"><text:span text:style-name="T12">itesse de décompression complète</text:span></text:span><text:span text:style-name="T12"> du tabl</text:span><text:span text:style-name="T11">eau :</text:span></text:p>
      <text:p text:style-name="StandardText"><text:span text:style-name="Source_20_Text"><text:span text:style-name="T11">long tDecompress = </text:span></text:span><text:span text:style-name="Source_20_Text"><text:span text:style-name="T36">chrono</text:span></text:span><text:span text:style-name="Source_20_Text"><text:span text:style-name="T11">Ns(() -&gt; {</text:span></text:span></text:p>
      <text:p text:style-name="StandardText"><text:span text:style-name="Source_20_Text"><text:span text:style-name="T11"><text:s text:c="4"/>packer.decompress(dest);</text:span></text:span></text:p>
      <text:p text:style-name="StandardText"><text:span text:style-name="Source_20_Text"><text:span text:style-name="T11">}, iterations);</text:span></text:span></text:p>
      <text:p text:style-name="StandardText"><text:span text:style-name="T11">La méthode </text:span><text:span text:style-name="Source_20_Text"><text:span text:style-name="T11">decompress()</text:span></text:span><text:span text:style-name="T11">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11">NoCrossBitPacker</text:span></text:span><text:span text:style-name="T11"> est légèrement plus rapide grâce à sa structure simple, tandis que </text:span><text:span text:style-name="Source_20_Text"><text:span text:style-name="T11">OverflowBitPacker</text:span></text:span><text:span text:style-name="T11"> présente un léger surcoût dû à la gestion des zones de débordement.</text:span></text:p>
      <text:h text:style-name="StandardText" text:outline-level="3" text:is-list-header="true"><text:span text:style-name="Strong_20_Emphasis"><text:span text:style-name="T11"/></text:span></text:h>
      <text:h text:style-name="P7" text:outline-level="2"><text:span text:style-name="T37">5.6</text:span> Seuil de rentabilité de la compression </text:h>
      <text:p text:style-name="P32"><text:span text:style-name="T38">Cette section vise à déterminer, pour chaque méthode de compression implémentée, la latence de transmission réseau minimale à partir de laquelle la compression devient avantageuse en temps total.<text:line-break/>Le calcul repose sur la comparaison du temps total compressé et non compressé, en tenant compte à la fois du coût de traitement et de la réduction du volume transmis.</text:span></text:p>
      <text:p text:style-name="P33">P<text:span text:style-name="T5">our chaque algorithme (</text:span><text:span text:style-name="Source_20_Text"><text:span text:style-name="T5">CrossBitPacker</text:span></text:span><text:span text:style-name="T5">, </text:span><text:span text:style-name="Source_20_Text"><text:span text:style-name="T5">NoCrossBitPacker</text:span></text:span><text:span text:style-name="T5"> et </text:span><text:span text:style-name="Source_20_Text"><text:span text:style-name="T5">OverflowBitPacker</text:span></text:span><text:span text:style-name="T5">), les temps suivants sont mesurés à l’aide de la classe </text:span><text:span text:style-name="Source_20_Text"><text:span text:style-name="T5">Bench</text:span></text:span><text:span text:style-name="T5"> :</text:span></text:p>
      <text:list text:style-name="L14">
        <text:list-item>
          <text:p text:style-name="P34"><text:span text:style-name="Strong_20_Emphasis"><text:span text:style-name="T5">Tcomp</text:span></text:span><text:span text:style-name="T5"> : temps moyen de compression</text:span></text:p>
        </text:list-item>
        <text:list-item>
          <text:p text:style-name="P34"><text:span text:style-name="Strong_20_Emphasis"><text:span text:style-name="T5">Tdecomp</text:span></text:span><text:span text:style-name="T5"> : temps moyen de décompression</text:span></text:p>
        </text:list-item>
        <text:list-item>
          <text:p text:style-name="P34"><text:span text:style-name="Strong_20_Emphasis"><text:span text:style-name="T5">r</text:span></text:span><text:span text:style-name="T5"> : taux de compression (rapport entre taille compressée et taille initiale)</text:span></text:p>
        </text:list-item>
        <text:list-item>
          <text:p text:style-name="P34"><text:span text:style-name="Strong_20_Emphasis"><text:span text:style-name="T5">N</text:span></text:span><text:span text:style-name="T5"> : nombre total de bits à transmettre (N = n × 32)</text:span></text:p>
        </text:list-item>
      </text:list>
      <text:p text:style-name="P33">La compression devient avantageuse lorsque :</text:p>
      <text:p text:style-name="P33"><text:span text:style-name="T5">T_total_compressé = Tcomp + Tdecomp + t × Bcomp</text:span><text:line-break/>≤<text:line-break/><text:soft-page-break/>T_total_non_compressé = t × N</text:p>
      <text:p text:style-name="P33">Ce qui donne le seuil de rentabilité :</text:p>
      <text:p text:style-name="P33">t ≥ (Tcomp + Tdecomp) / ((1 - r) × N)</text:p>
      <text:h text:style-name="P35" text:outline-level="3"/>
      <text:h text:style-name="P35" text:outline-level="3">Données expérimentales</text:h>
      <text:p text:style-name="P33">Les mesures suivantes ont été obtenues pour n = 10 000 entiers <text:span text:style-name="T39">(voir README.md)</text:span>:</text:p>
      <text:p text:style-name="P33"><text:span text:style-name="T40">CROSS</text:span> <text:line-break/>n = 10 000, k = 15<text:line-break/>Tcomp = 275,92 µs<text:line-break/>Tdecomp = 498,84 µs<text:line-break/>Tget = 0,39 ms</text:p>
      <text:p text:style-name="P33"><text:span text:style-name="T40">NOCROSS</text:span> <text:line-break/>n = 10 000, k = 15<text:line-break/>Tcomp = 89,24 µs<text:line-break/>Tdecomp = 333,42 µs<text:line-break/>Tget = 0,53 ms</text:p>
      <text:p text:style-name="P33"><text:span text:style-name="T40">OVERFLOW</text:span> <text:line-break/>n = 10 000, petitK = 6, bitsChamp = 7, nbDebordement = 20<text:line-break/>Tcomp = 1 091,28 µs<text:line-break/>Tdecomp = 734,06 µs<text:line-break/>Tget = 0,14 ms</text:p>
      <text:p text:style-name="P33">Taille non compressée :<text:line-break/>N = 10 000 × 32 = 320 000 bits</text:p>
      <text:p text:style-name="P33">Tailles compressées :</text:p>
      <text:list text:style-name="L15">
        <text:list-item>
          <text:p text:style-name="P36">CROSS / NOCROSS : Bcomp = 10 000 × 15 = 150 000 bits → r = 0,46875</text:p>
        </text:list-item>
        <text:list-item>
          <text:p text:style-name="P36">OVERFLOW : Bcomp = (10 000 × 7) + (20 × 32) = 70 640 bits → r = 0,22075</text:p>
        </text:list-item>
      </text:list>
      <text:h text:style-name="P37" text:outline-level="3">Calculs des seuils de rentabilité</text:h>
      <text:p text:style-name="P33"><text:span text:style-name="T40">CROSS</text:span><text:span text:style-name="T7"><text:line-break/>t ≥ ( (275,92 + 498,84) × 10⁻⁶ ) / ((1 - 0,46875) × 320 000 )<text:line-break/>t ≈ 4,50 × 10⁻⁹ s/bit<text:line-break/>→ Seuil de rentabilité ≈ </text:span><text:span text:style-name="Strong_20_Emphasis"><text:span text:style-name="T7">4,50 ns/bit</text:span></text:span><text:span text:style-name="T7"><text:line-break/>→ Débit équivalent ≈ </text:span><text:span text:style-name="Strong_20_Emphasis"><text:span text:style-name="T7">222 Mbit/s</text:span></text:span></text:p>
      <text:p text:style-name="P33"><text:span text:style-name="T40">NOCROSS</text:span><text:span text:style-name="T7"><text:line-break/></text:span><text:soft-page-break/><text:span text:style-name="T7">t ≥ ( (89,24 + 333,42) × 10⁻⁶ ) / ((1 - 0,46875) × 320 000 )<text:line-break/>t ≈ 2,56 × 10⁻⁹ s/bit<text:line-break/>→ Seuil de rentabilité ≈ </text:span><text:span text:style-name="Strong_20_Emphasis"><text:span text:style-name="T7">2,56 ns/bit</text:span></text:span><text:span text:style-name="T7"><text:line-break/>→ Débit équivalent ≈ </text:span><text:span text:style-name="Strong_20_Emphasis"><text:span text:style-name="T7">390 Mbit/s</text:span></text:span></text:p>
      <text:p text:style-name="P33"><text:span text:style-name="T40">OVERFLOW</text:span><text:span text:style-name="T7"><text:line-break/>t ≥ ( (1 091,28 + 734,06) × 10⁻⁶ ) / ((1 - 0,22075) × 320 000 )<text:line-break/>t ≈ 7,31 × 10⁻⁹ s/bit<text:line-break/>→ Seuil de rentabilité ≈ </text:span><text:span text:style-name="Strong_20_Emphasis"><text:span text:style-name="T7">7,31 ns/bit</text:span></text:span><text:span text:style-name="T7"><text:line-break/>→ Débit équivalent ≈ </text:span><text:span text:style-name="Strong_20_Emphasis"><text:span text:style-name="T7">137 Mbit/s</text:span></text:span></text:p>
      <text:h text:style-name="P37" text:outline-level="3">Interprétation</text:h>
      <text:p text:style-name="P38">Les résultats montrent que :</text:p>
      <text:list text:style-name="L16">
        <text:list-item>
          <text:p text:style-name="P39"><text:span text:style-name="Strong_20_Emphasis"><text:span text:style-name="T7">NoCrossBitPacker</text:span></text:span><text:span text:style-name="T7"> présente le meilleur compromis : il devient rentable dès que le débit réseau descend sous environ </text:span><text:span text:style-name="Strong_20_Emphasis"><text:span text:style-name="T7">390 Mbit/s</text:span></text:span><text:span text:style-name="T7">, ce qui couvre la majorité des réseaux courants.</text:span></text:p>
        </text:list-item>
        <text:list-item>
          <text:p text:style-name="P39"><text:span text:style-name="Strong_20_Emphasis"><text:span text:style-name="T7">CrossBitPacker</text:span></text:span><text:span text:style-name="T7"> reste intéressant pour des débits inférieurs à </text:span><text:span text:style-name="Strong_20_Emphasis"><text:span text:style-name="T7">220 Mbit/s</text:span></text:span><text:span text:style-name="T7">, notamment sur des réseaux distants à plus forte latence.</text:span></text:p>
        </text:list-item>
        <text:list-item>
          <text:p text:style-name="P39"><text:span text:style-name="Strong_20_Emphasis"><text:span text:style-name="T7">OverflowBitPacker</text:span></text:span><text:span text:style-name="T7">, plus coûteux en traitement, devient rentable seulement pour des connexions plus lentes (inférieures à </text:span><text:span text:style-name="Strong_20_Emphasis"><text:span text:style-name="T7">140 Mbit/s</text:span></text:span><text:span text:style-name="T7">), mais offre la meilleure réduction de taille.</text:span></text:p>
        </text:list-item>
      </text:list>
      <text:p text:style-name="P33"><text:span text:style-name="T7">Ainsi, selon le contexte d’utilisation (vitesse du lien, volume transmis et fréquence des accès), chaque algorithme peut présenter un intérêt différent.<text:line-break/>Dès qu’une certaine latence réseau est présente, la compression apporte un </text:span><text:span text:style-name="Strong_20_Emphasis"><text:span text:style-name="T7">gain net en temps total</text:span></text:span><text:span text:style-name="T7"> tout en réduisant la bande passante consommée.</text:span></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Text" style:family="paragraph">
      <style:paragraph-properties fo:margin-top="0.15cm" fo:margin-bottom="0.15cm" style:contextual-spacing="false"/>
      <style:text-properties style:font-name="Times New Roman" fo:font-family="'Times New Roman'" fo:font-size="12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30T10:01:10.563338500</dc:date>
    <meta:editing-duration>PT2H52M36S</meta:editing-duration>
    <meta:editing-cycles>23</meta:editing-cycles>
    <meta:generator>LibreOffice/25.8.2.1$Windows_X86_64 LibreOffice_project/345526217a4027cb1b9ab39bd7153c8c141a1d64</meta:generator>
    <meta:document-statistic meta:table-count="3" meta:image-count="0" meta:object-count="0" meta:page-count="15" meta:paragraph-count="270" meta:word-count="4030" meta:character-count="25301" meta:non-whitespace-character-count="21450"/>
  </office:meta>
</office:document-meta>
</file>